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leep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312" calcext:value-type="float">
            <text:p>1000312</text:p>
          </table:table-cell>
          <table:table-cell table:formula="of:=[.B2]-1000000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227" calcext:value-type="float">
            <text:p>1000227</text:p>
          </table:table-cell>
          <table:table-cell table:formula="of:=[.B3]-1000000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234" calcext:value-type="float">
            <text:p>1000234</text:p>
          </table:table-cell>
          <table:table-cell table:formula="of:=[.B4]-1000000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61" calcext:value-type="float">
            <text:p>1000061</text:p>
          </table:table-cell>
          <table:table-cell table:formula="of:=[.B5]-1000000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201" calcext:value-type="float">
            <text:p>1000201</text:p>
          </table:table-cell>
          <table:table-cell table:formula="of:=[.B6]-1000000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65" calcext:value-type="float">
            <text:p>1000065</text:p>
          </table:table-cell>
          <table:table-cell table:formula="of:=[.B7]-100000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63" calcext:value-type="float">
            <text:p>1000063</text:p>
          </table:table-cell>
          <table:table-cell table:formula="of:=[.B8]-1000000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227" calcext:value-type="float">
            <text:p>1000227</text:p>
          </table:table-cell>
          <table:table-cell table:formula="of:=[.B9]-1000000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233" calcext:value-type="float">
            <text:p>1000233</text:p>
          </table:table-cell>
          <table:table-cell table:formula="of:=[.B10]-1000000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357" calcext:value-type="float">
            <text:p>1000357</text:p>
          </table:table-cell>
          <table:table-cell table:formula="of:=[.B11]-1000000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68" calcext:value-type="float">
            <text:p>1000068</text:p>
          </table:table-cell>
          <table:table-cell table:formula="of:=[.B12]-1000000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66" calcext:value-type="float">
            <text:p>1000066</text:p>
          </table:table-cell>
          <table:table-cell table:formula="of:=[.B13]-1000000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68" calcext:value-type="float">
            <text:p>1000068</text:p>
          </table:table-cell>
          <table:table-cell table:formula="of:=[.B14]-1000000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230" calcext:value-type="float">
            <text:p>1000230</text:p>
          </table:table-cell>
          <table:table-cell table:formula="of:=[.B15]-100000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369" calcext:value-type="float">
            <text:p>1000369</text:p>
          </table:table-cell>
          <table:table-cell table:formula="of:=[.B16]-1000000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86" calcext:value-type="float">
            <text:p>1000086</text:p>
          </table:table-cell>
          <table:table-cell table:formula="of:=[.B17]-1000000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59" calcext:value-type="float">
            <text:p>1000059</text:p>
          </table:table-cell>
          <table:table-cell table:formula="of:=[.B18]-1000000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378" calcext:value-type="float">
            <text:p>1000378</text:p>
          </table:table-cell>
          <table:table-cell table:formula="of:=[.B19]-1000000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374" calcext:value-type="float">
            <text:p>1000374</text:p>
          </table:table-cell>
          <table:table-cell table:formula="of:=[.B20]-1000000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380" calcext:value-type="float">
            <text:p>1000380</text:p>
          </table:table-cell>
          <table:table-cell table:formula="of:=[.B21]-1000000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380" calcext:value-type="float">
            <text:p>1000380</text:p>
          </table:table-cell>
          <table:table-cell table:formula="of:=[.B22]-1000000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324" calcext:value-type="float">
            <text:p>1000324</text:p>
          </table:table-cell>
          <table:table-cell table:formula="of:=[.B23]-1000000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230" calcext:value-type="float">
            <text:p>1000230</text:p>
          </table:table-cell>
          <table:table-cell table:formula="of:=[.B24]-100000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390" calcext:value-type="float">
            <text:p>1000390</text:p>
          </table:table-cell>
          <table:table-cell table:formula="of:=[.B25]-1000000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392" calcext:value-type="float">
            <text:p>1000392</text:p>
          </table:table-cell>
          <table:table-cell table:formula="of:=[.B26]-1000000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365" calcext:value-type="float">
            <text:p>1000365</text:p>
          </table:table-cell>
          <table:table-cell table:formula="of:=[.B27]-1000000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311" calcext:value-type="float">
            <text:p>1000311</text:p>
          </table:table-cell>
          <table:table-cell table:formula="of:=[.B28]-1000000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60" calcext:value-type="float">
            <text:p>1000060</text:p>
          </table:table-cell>
          <table:table-cell table:formula="of:=[.B29]-100000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234" calcext:value-type="float">
            <text:p>1000234</text:p>
          </table:table-cell>
          <table:table-cell table:formula="of:=[.B30]-1000000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418" calcext:value-type="float">
            <text:p>1000418</text:p>
          </table:table-cell>
          <table:table-cell table:formula="of:=[.B31]-1000000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423" calcext:value-type="float">
            <text:p>1000423</text:p>
          </table:table-cell>
          <table:table-cell table:formula="of:=[.B32]-1000000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382" calcext:value-type="float">
            <text:p>1000382</text:p>
          </table:table-cell>
          <table:table-cell table:formula="of:=[.B33]-1000000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430" calcext:value-type="float">
            <text:p>1000430</text:p>
          </table:table-cell>
          <table:table-cell table:formula="of:=[.B34]-1000000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428" calcext:value-type="float">
            <text:p>1000428</text:p>
          </table:table-cell>
          <table:table-cell table:formula="of:=[.B35]-1000000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385" calcext:value-type="float">
            <text:p>1000385</text:p>
          </table:table-cell>
          <table:table-cell table:formula="of:=[.B36]-1000000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230" calcext:value-type="float">
            <text:p>1000230</text:p>
          </table:table-cell>
          <table:table-cell table:formula="of:=[.B37]-100000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397" calcext:value-type="float">
            <text:p>1000397</text:p>
          </table:table-cell>
          <table:table-cell table:formula="of:=[.B38]-1000000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441" calcext:value-type="float">
            <text:p>1000441</text:p>
          </table:table-cell>
          <table:table-cell table:formula="of:=[.B39]-1000000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439" calcext:value-type="float">
            <text:p>1000439</text:p>
          </table:table-cell>
          <table:table-cell table:formula="of:=[.B40]-1000000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437" calcext:value-type="float">
            <text:p>1000437</text:p>
          </table:table-cell>
          <table:table-cell table:formula="of:=[.B41]-1000000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224" calcext:value-type="float">
            <text:p>1000224</text:p>
          </table:table-cell>
          <table:table-cell table:formula="of:=[.B42]-1000000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305" calcext:value-type="float">
            <text:p>1000305</text:p>
          </table:table-cell>
          <table:table-cell table:formula="of:=[.B43]-1000000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442" calcext:value-type="float">
            <text:p>1000442</text:p>
          </table:table-cell>
          <table:table-cell table:formula="of:=[.B44]-1000000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444" calcext:value-type="float">
            <text:p>1000444</text:p>
          </table:table-cell>
          <table:table-cell table:formula="of:=[.B45]-1000000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444" calcext:value-type="float">
            <text:p>1000444</text:p>
          </table:table-cell>
          <table:table-cell table:formula="of:=[.B46]-1000000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96" calcext:value-type="float">
            <text:p>1000096</text:p>
          </table:table-cell>
          <table:table-cell table:formula="of:=[.B47]-1000000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346" calcext:value-type="float">
            <text:p>1000346</text:p>
          </table:table-cell>
          <table:table-cell table:formula="of:=[.B48]-1000000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427" calcext:value-type="float">
            <text:p>1000427</text:p>
          </table:table-cell>
          <table:table-cell table:formula="of:=[.B49]-1000000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62" calcext:value-type="float">
            <text:p>1000062</text:p>
          </table:table-cell>
          <table:table-cell table:formula="of:=[.B50]-1000000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313" calcext:value-type="float">
            <text:p>1000313</text:p>
          </table:table-cell>
          <table:table-cell table:formula="of:=[.B51]-1000000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437" calcext:value-type="float">
            <text:p>1000437</text:p>
          </table:table-cell>
          <table:table-cell table:formula="of:=[.B52]-1000000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375" calcext:value-type="float">
            <text:p>1000375</text:p>
          </table:table-cell>
          <table:table-cell table:formula="of:=[.B53]-1000000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121" calcext:value-type="float">
            <text:p>1000121</text:p>
          </table:table-cell>
          <table:table-cell table:formula="of:=[.B54]-1000000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228" calcext:value-type="float">
            <text:p>1000228</text:p>
          </table:table-cell>
          <table:table-cell table:formula="of:=[.B55]-1000000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228" calcext:value-type="float">
            <text:p>1000228</text:p>
          </table:table-cell>
          <table:table-cell table:formula="of:=[.B56]-1000000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292" calcext:value-type="float">
            <text:p>1000292</text:p>
          </table:table-cell>
          <table:table-cell table:formula="of:=[.B57]-1000000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61" calcext:value-type="float">
            <text:p>1000061</text:p>
          </table:table-cell>
          <table:table-cell table:formula="of:=[.B58]-1000000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113" calcext:value-type="float">
            <text:p>1000113</text:p>
          </table:table-cell>
          <table:table-cell table:formula="of:=[.B59]-1000000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224" calcext:value-type="float">
            <text:p>1000224</text:p>
          </table:table-cell>
          <table:table-cell table:formula="of:=[.B60]-1000000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227" calcext:value-type="float">
            <text:p>1000227</text:p>
          </table:table-cell>
          <table:table-cell table:formula="of:=[.B61]-1000000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230" calcext:value-type="float">
            <text:p>1000230</text:p>
          </table:table-cell>
          <table:table-cell table:formula="of:=[.B62]-100000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178" calcext:value-type="float">
            <text:p>1000178</text:p>
          </table:table-cell>
          <table:table-cell table:formula="of:=[.B63]-1000000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321" calcext:value-type="float">
            <text:p>1000321</text:p>
          </table:table-cell>
          <table:table-cell table:formula="of:=[.B64]-1000000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218" calcext:value-type="float">
            <text:p>1000218</text:p>
          </table:table-cell>
          <table:table-cell table:formula="of:=[.B65]-1000000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238" calcext:value-type="float">
            <text:p>1000238</text:p>
          </table:table-cell>
          <table:table-cell table:formula="of:=[.B66]-1000000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156" calcext:value-type="float">
            <text:p>1000156</text:p>
          </table:table-cell>
          <table:table-cell table:formula="of:=[.B67]-1000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58" calcext:value-type="float">
            <text:p>1000058</text:p>
          </table:table-cell>
          <table:table-cell table:formula="of:=[.B68]-1000000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67" calcext:value-type="float">
            <text:p>1000067</text:p>
          </table:table-cell>
          <table:table-cell table:formula="of:=[.B69]-1000000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342" calcext:value-type="float">
            <text:p>1000342</text:p>
          </table:table-cell>
          <table:table-cell table:formula="of:=[.B70]-1000000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238" calcext:value-type="float">
            <text:p>1000238</text:p>
          </table:table-cell>
          <table:table-cell table:formula="of:=[.B71]-1000000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68" calcext:value-type="float">
            <text:p>1000068</text:p>
          </table:table-cell>
          <table:table-cell table:formula="of:=[.B72]-1000000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219" calcext:value-type="float">
            <text:p>1000219</text:p>
          </table:table-cell>
          <table:table-cell table:formula="of:=[.B73]-1000000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66" calcext:value-type="float">
            <text:p>1000066</text:p>
          </table:table-cell>
          <table:table-cell table:formula="of:=[.B74]-1000000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67" calcext:value-type="float">
            <text:p>1000067</text:p>
          </table:table-cell>
          <table:table-cell table:formula="of:=[.B75]-1000000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235" calcext:value-type="float">
            <text:p>1000235</text:p>
          </table:table-cell>
          <table:table-cell table:formula="of:=[.B76]-1000000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232" calcext:value-type="float">
            <text:p>1000232</text:p>
          </table:table-cell>
          <table:table-cell table:formula="of:=[.B77]-1000000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235" calcext:value-type="float">
            <text:p>1000235</text:p>
          </table:table-cell>
          <table:table-cell table:formula="of:=[.B78]-1000000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153" calcext:value-type="float">
            <text:p>1000153</text:p>
          </table:table-cell>
          <table:table-cell table:formula="of:=[.B79]-1000000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220" calcext:value-type="float">
            <text:p>1000220</text:p>
          </table:table-cell>
          <table:table-cell table:formula="of:=[.B80]-100000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381" calcext:value-type="float">
            <text:p>1000381</text:p>
          </table:table-cell>
          <table:table-cell table:formula="of:=[.B81]-1000000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233" calcext:value-type="float">
            <text:p>1000233</text:p>
          </table:table-cell>
          <table:table-cell table:formula="of:=[.B82]-1000000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152" calcext:value-type="float">
            <text:p>1000152</text:p>
          </table:table-cell>
          <table:table-cell table:formula="of:=[.B83]-1000000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384" calcext:value-type="float">
            <text:p>1000384</text:p>
          </table:table-cell>
          <table:table-cell table:formula="of:=[.B84]-1000000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230" calcext:value-type="float">
            <text:p>1000230</text:p>
          </table:table-cell>
          <table:table-cell table:formula="of:=[.B85]-100000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388" calcext:value-type="float">
            <text:p>1000388</text:p>
          </table:table-cell>
          <table:table-cell table:formula="of:=[.B86]-1000000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402" calcext:value-type="float">
            <text:p>1000402</text:p>
          </table:table-cell>
          <table:table-cell table:formula="of:=[.B87]-1000000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392" calcext:value-type="float">
            <text:p>1000392</text:p>
          </table:table-cell>
          <table:table-cell table:formula="of:=[.B88]-1000000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402" calcext:value-type="float">
            <text:p>1000402</text:p>
          </table:table-cell>
          <table:table-cell table:formula="of:=[.B89]-1000000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417" calcext:value-type="float">
            <text:p>1000417</text:p>
          </table:table-cell>
          <table:table-cell table:formula="of:=[.B90]-1000000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416" calcext:value-type="float">
            <text:p>1000416</text:p>
          </table:table-cell>
          <table:table-cell table:formula="of:=[.B91]-1000000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423" calcext:value-type="float">
            <text:p>1000423</text:p>
          </table:table-cell>
          <table:table-cell table:formula="of:=[.B92]-1000000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404" calcext:value-type="float">
            <text:p>1000404</text:p>
          </table:table-cell>
          <table:table-cell table:formula="of:=[.B93]-1000000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429" calcext:value-type="float">
            <text:p>1000429</text:p>
          </table:table-cell>
          <table:table-cell table:formula="of:=[.B94]-1000000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389" calcext:value-type="float">
            <text:p>1000389</text:p>
          </table:table-cell>
          <table:table-cell table:formula="of:=[.B95]-1000000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299" calcext:value-type="float">
            <text:p>1000299</text:p>
          </table:table-cell>
          <table:table-cell table:formula="of:=[.B96]-1000000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428" calcext:value-type="float">
            <text:p>1000428</text:p>
          </table:table-cell>
          <table:table-cell table:formula="of:=[.B97]-1000000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394" calcext:value-type="float">
            <text:p>1000394</text:p>
          </table:table-cell>
          <table:table-cell table:formula="of:=[.B98]-1000000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427" calcext:value-type="float">
            <text:p>1000427</text:p>
          </table:table-cell>
          <table:table-cell table:formula="of:=[.B99]-1000000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425" calcext:value-type="float">
            <text:p>1000425</text:p>
          </table:table-cell>
          <table:table-cell table:formula="of:=[.B100]-1000000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437" calcext:value-type="float">
            <text:p>1000437</text:p>
          </table:table-cell>
          <table:table-cell table:formula="of:=[.B101]-1000000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441" calcext:value-type="float">
            <text:p>1000441</text:p>
          </table:table-cell>
          <table:table-cell table:formula="of:=[.B102]-1000000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360" calcext:value-type="float">
            <text:p>1000360</text:p>
          </table:table-cell>
          <table:table-cell table:formula="of:=[.B103]-1000000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354" calcext:value-type="float">
            <text:p>1000354</text:p>
          </table:table-cell>
          <table:table-cell table:formula="of:=[.B104]-1000000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412" calcext:value-type="float">
            <text:p>1000412</text:p>
          </table:table-cell>
          <table:table-cell table:formula="of:=[.B105]-1000000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64" calcext:value-type="float">
            <text:p>1000064</text:p>
          </table:table-cell>
          <table:table-cell table:formula="of:=[.B106]-10000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333" calcext:value-type="float">
            <text:p>1000333</text:p>
          </table:table-cell>
          <table:table-cell table:formula="of:=[.B107]-1000000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067" calcext:value-type="float">
            <text:p>1000067</text:p>
          </table:table-cell>
          <table:table-cell table:formula="of:=[.B108]-1000000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261" calcext:value-type="float">
            <text:p>1000261</text:p>
          </table:table-cell>
          <table:table-cell table:formula="of:=[.B109]-1000000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425" calcext:value-type="float">
            <text:p>1000425</text:p>
          </table:table-cell>
          <table:table-cell table:formula="of:=[.B110]-1000000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364" calcext:value-type="float">
            <text:p>1000364</text:p>
          </table:table-cell>
          <table:table-cell table:formula="of:=[.B111]-1000000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385" calcext:value-type="float">
            <text:p>1000385</text:p>
          </table:table-cell>
          <table:table-cell table:formula="of:=[.B112]-1000000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448" calcext:value-type="float">
            <text:p>1000448</text:p>
          </table:table-cell>
          <table:table-cell table:formula="of:=[.B113]-1000000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62" calcext:value-type="float">
            <text:p>1000062</text:p>
          </table:table-cell>
          <table:table-cell table:formula="of:=[.B114]-1000000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228" calcext:value-type="float">
            <text:p>1000228</text:p>
          </table:table-cell>
          <table:table-cell table:formula="of:=[.B115]-1000000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63" calcext:value-type="float">
            <text:p>1000063</text:p>
          </table:table-cell>
          <table:table-cell table:formula="of:=[.B116]-1000000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064" calcext:value-type="float">
            <text:p>1000064</text:p>
          </table:table-cell>
          <table:table-cell table:formula="of:=[.B117]-10000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64" calcext:value-type="float">
            <text:p>1000064</text:p>
          </table:table-cell>
          <table:table-cell table:formula="of:=[.B118]-1000000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235" calcext:value-type="float">
            <text:p>1000235</text:p>
          </table:table-cell>
          <table:table-cell table:formula="of:=[.B119]-1000000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96" calcext:value-type="float">
            <text:p>1000096</text:p>
          </table:table-cell>
          <table:table-cell table:formula="of:=[.B120]-1000000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77" calcext:value-type="float">
            <text:p>1000077</text:p>
          </table:table-cell>
          <table:table-cell table:formula="of:=[.B121]-1000000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103" calcext:value-type="float">
            <text:p>1000103</text:p>
          </table:table-cell>
          <table:table-cell table:formula="of:=[.B122]-1000000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298" calcext:value-type="float">
            <text:p>1000298</text:p>
          </table:table-cell>
          <table:table-cell table:formula="of:=[.B123]-1000000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331" calcext:value-type="float">
            <text:p>1000331</text:p>
          </table:table-cell>
          <table:table-cell table:formula="of:=[.B124]-1000000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238" calcext:value-type="float">
            <text:p>1000238</text:p>
          </table:table-cell>
          <table:table-cell table:formula="of:=[.B125]-1000000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63" calcext:value-type="float">
            <text:p>1000063</text:p>
          </table:table-cell>
          <table:table-cell table:formula="of:=[.B126]-1000000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059" calcext:value-type="float">
            <text:p>1000059</text:p>
          </table:table-cell>
          <table:table-cell table:formula="of:=[.B127]-1000000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276" calcext:value-type="float">
            <text:p>1000276</text:p>
          </table:table-cell>
          <table:table-cell table:formula="of:=[.B128]-1000000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219" calcext:value-type="float">
            <text:p>1000219</text:p>
          </table:table-cell>
          <table:table-cell table:formula="of:=[.B129]-1000000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221" calcext:value-type="float">
            <text:p>1000221</text:p>
          </table:table-cell>
          <table:table-cell table:formula="of:=[.B130]-1000000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154" calcext:value-type="float">
            <text:p>1000154</text:p>
          </table:table-cell>
          <table:table-cell table:formula="of:=[.B131]-1000000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063" calcext:value-type="float">
            <text:p>1000063</text:p>
          </table:table-cell>
          <table:table-cell table:formula="of:=[.B132]-1000000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096" calcext:value-type="float">
            <text:p>1000096</text:p>
          </table:table-cell>
          <table:table-cell table:formula="of:=[.B133]-1000000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308" calcext:value-type="float">
            <text:p>1000308</text:p>
          </table:table-cell>
          <table:table-cell table:formula="of:=[.B134]-1000000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108" calcext:value-type="float">
            <text:p>1000108</text:p>
          </table:table-cell>
          <table:table-cell table:formula="of:=[.B135]-1000000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226" calcext:value-type="float">
            <text:p>1000226</text:p>
          </table:table-cell>
          <table:table-cell table:formula="of:=[.B136]-1000000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202" calcext:value-type="float">
            <text:p>1000202</text:p>
          </table:table-cell>
          <table:table-cell table:formula="of:=[.B137]-1000000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65" calcext:value-type="float">
            <text:p>1000065</text:p>
          </table:table-cell>
          <table:table-cell table:formula="of:=[.B138]-100000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65" calcext:value-type="float">
            <text:p>1000065</text:p>
          </table:table-cell>
          <table:table-cell table:formula="of:=[.B139]-100000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196" calcext:value-type="float">
            <text:p>1000196</text:p>
          </table:table-cell>
          <table:table-cell table:formula="of:=[.B140]-1000000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232" calcext:value-type="float">
            <text:p>1000232</text:p>
          </table:table-cell>
          <table:table-cell table:formula="of:=[.B141]-1000000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233" calcext:value-type="float">
            <text:p>1000233</text:p>
          </table:table-cell>
          <table:table-cell table:formula="of:=[.B142]-1000000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295" calcext:value-type="float">
            <text:p>1000295</text:p>
          </table:table-cell>
          <table:table-cell table:formula="of:=[.B143]-1000000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066" calcext:value-type="float">
            <text:p>1000066</text:p>
          </table:table-cell>
          <table:table-cell table:formula="of:=[.B144]-1000000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065" calcext:value-type="float">
            <text:p>1000065</text:p>
          </table:table-cell>
          <table:table-cell table:formula="of:=[.B145]-100000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366" calcext:value-type="float">
            <text:p>1000366</text:p>
          </table:table-cell>
          <table:table-cell table:formula="of:=[.B146]-1000000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347" calcext:value-type="float">
            <text:p>1000347</text:p>
          </table:table-cell>
          <table:table-cell table:formula="of:=[.B147]-1000000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348" calcext:value-type="float">
            <text:p>1000348</text:p>
          </table:table-cell>
          <table:table-cell table:formula="of:=[.B148]-1000000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285" calcext:value-type="float">
            <text:p>1000285</text:p>
          </table:table-cell>
          <table:table-cell table:formula="of:=[.B149]-1000000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137" calcext:value-type="float">
            <text:p>1000137</text:p>
          </table:table-cell>
          <table:table-cell table:formula="of:=[.B150]-1000000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126" calcext:value-type="float">
            <text:p>1000126</text:p>
          </table:table-cell>
          <table:table-cell table:formula="of:=[.B151]-1000000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338" calcext:value-type="float">
            <text:p>1000338</text:p>
          </table:table-cell>
          <table:table-cell table:formula="of:=[.B152]-1000000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304" calcext:value-type="float">
            <text:p>1000304</text:p>
          </table:table-cell>
          <table:table-cell table:formula="of:=[.B153]-1000000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266" calcext:value-type="float">
            <text:p>1000266</text:p>
          </table:table-cell>
          <table:table-cell table:formula="of:=[.B154]-1000000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300" calcext:value-type="float">
            <text:p>1000300</text:p>
          </table:table-cell>
          <table:table-cell table:formula="of:=[.B155]-10000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313" calcext:value-type="float">
            <text:p>1000313</text:p>
          </table:table-cell>
          <table:table-cell table:formula="of:=[.B156]-1000000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300" calcext:value-type="float">
            <text:p>1000300</text:p>
          </table:table-cell>
          <table:table-cell table:formula="of:=[.B157]-10000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251" calcext:value-type="float">
            <text:p>1000251</text:p>
          </table:table-cell>
          <table:table-cell table:formula="of:=[.B158]-1000000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507" calcext:value-type="float">
            <text:p>1000507</text:p>
          </table:table-cell>
          <table:table-cell table:formula="of:=[.B159]-1000000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495" calcext:value-type="float">
            <text:p>1000495</text:p>
          </table:table-cell>
          <table:table-cell table:formula="of:=[.B160]-1000000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468" calcext:value-type="float">
            <text:p>1000468</text:p>
          </table:table-cell>
          <table:table-cell table:formula="of:=[.B161]-1000000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473" calcext:value-type="float">
            <text:p>1000473</text:p>
          </table:table-cell>
          <table:table-cell table:formula="of:=[.B162]-1000000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468" calcext:value-type="float">
            <text:p>1000468</text:p>
          </table:table-cell>
          <table:table-cell table:formula="of:=[.B163]-1000000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460" calcext:value-type="float">
            <text:p>1000460</text:p>
          </table:table-cell>
          <table:table-cell table:formula="of:=[.B164]-1000000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469" calcext:value-type="float">
            <text:p>1000469</text:p>
          </table:table-cell>
          <table:table-cell table:formula="of:=[.B165]-1000000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1302" calcext:value-type="float">
            <text:p>1001302</text:p>
          </table:table-cell>
          <table:table-cell table:formula="of:=[.B166]-1000000"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596" calcext:value-type="float">
            <text:p>1000596</text:p>
          </table:table-cell>
          <table:table-cell table:formula="of:=[.B167]-1000000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474" calcext:value-type="float">
            <text:p>1000474</text:p>
          </table:table-cell>
          <table:table-cell table:formula="of:=[.B168]-1000000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553" calcext:value-type="float">
            <text:p>1000553</text:p>
          </table:table-cell>
          <table:table-cell table:formula="of:=[.B169]-1000000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530" calcext:value-type="float">
            <text:p>1000530</text:p>
          </table:table-cell>
          <table:table-cell table:formula="of:=[.B170]-1000000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498" calcext:value-type="float">
            <text:p>1000498</text:p>
          </table:table-cell>
          <table:table-cell table:formula="of:=[.B171]-1000000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175" calcext:value-type="float">
            <text:p>1000175</text:p>
          </table:table-cell>
          <table:table-cell table:formula="of:=[.B172]-1000000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188" calcext:value-type="float">
            <text:p>1000188</text:p>
          </table:table-cell>
          <table:table-cell table:formula="of:=[.B173]-1000000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101" calcext:value-type="float">
            <text:p>1000101</text:p>
          </table:table-cell>
          <table:table-cell table:formula="of:=[.B174]-1000000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150" calcext:value-type="float">
            <text:p>1000150</text:p>
          </table:table-cell>
          <table:table-cell table:formula="of:=[.B175]-100000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416" calcext:value-type="float">
            <text:p>1000416</text:p>
          </table:table-cell>
          <table:table-cell table:formula="of:=[.B176]-1000000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505" calcext:value-type="float">
            <text:p>1000505</text:p>
          </table:table-cell>
          <table:table-cell table:formula="of:=[.B177]-1000000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356" calcext:value-type="float">
            <text:p>1000356</text:p>
          </table:table-cell>
          <table:table-cell table:formula="of:=[.B178]-1000000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374" calcext:value-type="float">
            <text:p>1000374</text:p>
          </table:table-cell>
          <table:table-cell table:formula="of:=[.B179]-1000000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240" calcext:value-type="float">
            <text:p>1000240</text:p>
          </table:table-cell>
          <table:table-cell table:formula="of:=[.B180]-1000000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195" calcext:value-type="float">
            <text:p>1000195</text:p>
          </table:table-cell>
          <table:table-cell table:formula="of:=[.B181]-1000000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68" calcext:value-type="float">
            <text:p>1000068</text:p>
          </table:table-cell>
          <table:table-cell table:formula="of:=[.B182]-1000000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67" calcext:value-type="float">
            <text:p>1000067</text:p>
          </table:table-cell>
          <table:table-cell table:formula="of:=[.B183]-1000000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60" calcext:value-type="float">
            <text:p>1000060</text:p>
          </table:table-cell>
          <table:table-cell table:formula="of:=[.B184]-100000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229" calcext:value-type="float">
            <text:p>1000229</text:p>
          </table:table-cell>
          <table:table-cell table:formula="of:=[.B185]-1000000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431" calcext:value-type="float">
            <text:p>1000431</text:p>
          </table:table-cell>
          <table:table-cell table:formula="of:=[.B186]-1000000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368" calcext:value-type="float">
            <text:p>1000368</text:p>
          </table:table-cell>
          <table:table-cell table:formula="of:=[.B187]-1000000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409" calcext:value-type="float">
            <text:p>1000409</text:p>
          </table:table-cell>
          <table:table-cell table:formula="of:=[.B188]-1000000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252" calcext:value-type="float">
            <text:p>1000252</text:p>
          </table:table-cell>
          <table:table-cell table:formula="of:=[.B189]-1000000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132" calcext:value-type="float">
            <text:p>1000132</text:p>
          </table:table-cell>
          <table:table-cell table:formula="of:=[.B190]-1000000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68" calcext:value-type="float">
            <text:p>1000068</text:p>
          </table:table-cell>
          <table:table-cell table:formula="of:=[.B191]-1000000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229" calcext:value-type="float">
            <text:p>1000229</text:p>
          </table:table-cell>
          <table:table-cell table:formula="of:=[.B192]-1000000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233" calcext:value-type="float">
            <text:p>1000233</text:p>
          </table:table-cell>
          <table:table-cell table:formula="of:=[.B193]-1000000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238" calcext:value-type="float">
            <text:p>1000238</text:p>
          </table:table-cell>
          <table:table-cell table:formula="of:=[.B194]-1000000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177" calcext:value-type="float">
            <text:p>1000177</text:p>
          </table:table-cell>
          <table:table-cell table:formula="of:=[.B195]-1000000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66" calcext:value-type="float">
            <text:p>1000066</text:p>
          </table:table-cell>
          <table:table-cell table:formula="of:=[.B196]-1000000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065" calcext:value-type="float">
            <text:p>1000065</text:p>
          </table:table-cell>
          <table:table-cell table:formula="of:=[.B197]-1000000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343" calcext:value-type="float">
            <text:p>1000343</text:p>
          </table:table-cell>
          <table:table-cell table:formula="of:=[.B198]-1000000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313" calcext:value-type="float">
            <text:p>1000313</text:p>
          </table:table-cell>
          <table:table-cell table:formula="of:=[.B199]-1000000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375" calcext:value-type="float">
            <text:p>1000375</text:p>
          </table:table-cell>
          <table:table-cell table:formula="of:=[.B200]-1000000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368" calcext:value-type="float">
            <text:p>1000368</text:p>
          </table:table-cell>
          <table:table-cell table:formula="of:=[.B201]-1000000" office:value-type="float" office:value="368" calcext:value-type="float">
            <text:p>368</text:p>
          </table:table-cell>
        </table:table-row>
        <table:table-row table:style-name="ro1">
          <table:table-cell table:number-columns-repeated="2"/>
          <table:table-cell table:formula="of:=AVERAGE([.C2:.C201])" office:value-type="float" office:value="275.53" calcext:value-type="float">
            <text:p>275,53</text:p>
          </table:table-cell>
        </table:table-row>
        <table:table-row table:style-name="ro1">
          <table:table-cell table:number-columns-repeated="2"/>
          <table:table-cell table:formula="of:=MIN([.C2:.C201])" office:value-type="float" office:value="58" calcext:value-type="float">
            <text:p>58</text:p>
          </table:table-cell>
        </table:table-row>
        <table:table-row table:style-name="ro1">
          <table:table-cell table:number-columns-repeated="2"/>
          <table:table-cell table:formula="of:=MAX([.C2:.C201])" office:value-type="float" office:value="1302" calcext:value-type="float">
            <text:p>1302</text:p>
          </table:table-cell>
        </table:table-row>
      </table:table>
      <table:table table:name="usleep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462" calcext:value-type="float">
            <text:p>1000462</text:p>
          </table:table-cell>
          <table:table-cell table:formula="of:=[.B2]-1000000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236" calcext:value-type="float">
            <text:p>1000236</text:p>
          </table:table-cell>
          <table:table-cell table:formula="of:=[.B3]-1000000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376" calcext:value-type="float">
            <text:p>1000376</text:p>
          </table:table-cell>
          <table:table-cell table:formula="of:=[.B4]-1000000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441" calcext:value-type="float">
            <text:p>1000441</text:p>
          </table:table-cell>
          <table:table-cell table:formula="of:=[.B5]-1000000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439" calcext:value-type="float">
            <text:p>1000439</text:p>
          </table:table-cell>
          <table:table-cell table:formula="of:=[.B6]-1000000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437" calcext:value-type="float">
            <text:p>1000437</text:p>
          </table:table-cell>
          <table:table-cell table:formula="of:=[.B7]-1000000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427" calcext:value-type="float">
            <text:p>1000427</text:p>
          </table:table-cell>
          <table:table-cell table:formula="of:=[.B8]-1000000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407" calcext:value-type="float">
            <text:p>1000407</text:p>
          </table:table-cell>
          <table:table-cell table:formula="of:=[.B9]-1000000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383" calcext:value-type="float">
            <text:p>1000383</text:p>
          </table:table-cell>
          <table:table-cell table:formula="of:=[.B10]-1000000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234" calcext:value-type="float">
            <text:p>1000234</text:p>
          </table:table-cell>
          <table:table-cell table:formula="of:=[.B11]-1000000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323" calcext:value-type="float">
            <text:p>1000323</text:p>
          </table:table-cell>
          <table:table-cell table:formula="of:=[.B12]-1000000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414" calcext:value-type="float">
            <text:p>1000414</text:p>
          </table:table-cell>
          <table:table-cell table:formula="of:=[.B13]-1000000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440" calcext:value-type="float">
            <text:p>1000440</text:p>
          </table:table-cell>
          <table:table-cell table:formula="of:=[.B14]-1000000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438" calcext:value-type="float">
            <text:p>1000438</text:p>
          </table:table-cell>
          <table:table-cell table:formula="of:=[.B15]-1000000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370" calcext:value-type="float">
            <text:p>1000370</text:p>
          </table:table-cell>
          <table:table-cell table:formula="of:=[.B16]-1000000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384" calcext:value-type="float">
            <text:p>1000384</text:p>
          </table:table-cell>
          <table:table-cell table:formula="of:=[.B17]-1000000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441" calcext:value-type="float">
            <text:p>1000441</text:p>
          </table:table-cell>
          <table:table-cell table:formula="of:=[.B18]-1000000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418" calcext:value-type="float">
            <text:p>1000418</text:p>
          </table:table-cell>
          <table:table-cell table:formula="of:=[.B19]-1000000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390" calcext:value-type="float">
            <text:p>1000390</text:p>
          </table:table-cell>
          <table:table-cell table:formula="of:=[.B20]-1000000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386" calcext:value-type="float">
            <text:p>1000386</text:p>
          </table:table-cell>
          <table:table-cell table:formula="of:=[.B21]-1000000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89" calcext:value-type="float">
            <text:p>1000089</text:p>
          </table:table-cell>
          <table:table-cell table:formula="of:=[.B22]-1000000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341" calcext:value-type="float">
            <text:p>1000341</text:p>
          </table:table-cell>
          <table:table-cell table:formula="of:=[.B23]-1000000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337" calcext:value-type="float">
            <text:p>1000337</text:p>
          </table:table-cell>
          <table:table-cell table:formula="of:=[.B24]-1000000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234" calcext:value-type="float">
            <text:p>1000234</text:p>
          </table:table-cell>
          <table:table-cell table:formula="of:=[.B25]-1000000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147" calcext:value-type="float">
            <text:p>1000147</text:p>
          </table:table-cell>
          <table:table-cell table:formula="of:=[.B26]-1000000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439" calcext:value-type="float">
            <text:p>1000439</text:p>
          </table:table-cell>
          <table:table-cell table:formula="of:=[.B27]-1000000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438" calcext:value-type="float">
            <text:p>1000438</text:p>
          </table:table-cell>
          <table:table-cell table:formula="of:=[.B28]-1000000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43" calcext:value-type="float">
            <text:p>1000043</text:p>
          </table:table-cell>
          <table:table-cell table:formula="of:=[.B29]-1000000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440" calcext:value-type="float">
            <text:p>1000440</text:p>
          </table:table-cell>
          <table:table-cell table:formula="of:=[.B30]-1000000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429" calcext:value-type="float">
            <text:p>1000429</text:p>
          </table:table-cell>
          <table:table-cell table:formula="of:=[.B31]-1000000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407" calcext:value-type="float">
            <text:p>1000407</text:p>
          </table:table-cell>
          <table:table-cell table:formula="of:=[.B32]-1000000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384" calcext:value-type="float">
            <text:p>1000384</text:p>
          </table:table-cell>
          <table:table-cell table:formula="of:=[.B33]-1000000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442" calcext:value-type="float">
            <text:p>1000442</text:p>
          </table:table-cell>
          <table:table-cell table:formula="of:=[.B34]-1000000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435" calcext:value-type="float">
            <text:p>1000435</text:p>
          </table:table-cell>
          <table:table-cell table:formula="of:=[.B35]-1000000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419" calcext:value-type="float">
            <text:p>1000419</text:p>
          </table:table-cell>
          <table:table-cell table:formula="of:=[.B36]-1000000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438" calcext:value-type="float">
            <text:p>1000438</text:p>
          </table:table-cell>
          <table:table-cell table:formula="of:=[.B37]-1000000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442" calcext:value-type="float">
            <text:p>1000442</text:p>
          </table:table-cell>
          <table:table-cell table:formula="of:=[.B38]-1000000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444" calcext:value-type="float">
            <text:p>1000444</text:p>
          </table:table-cell>
          <table:table-cell table:formula="of:=[.B39]-1000000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440" calcext:value-type="float">
            <text:p>1000440</text:p>
          </table:table-cell>
          <table:table-cell table:formula="of:=[.B40]-1000000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440" calcext:value-type="float">
            <text:p>1000440</text:p>
          </table:table-cell>
          <table:table-cell table:formula="of:=[.B41]-1000000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440" calcext:value-type="float">
            <text:p>1000440</text:p>
          </table:table-cell>
          <table:table-cell table:formula="of:=[.B42]-1000000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437" calcext:value-type="float">
            <text:p>1000437</text:p>
          </table:table-cell>
          <table:table-cell table:formula="of:=[.B43]-1000000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438" calcext:value-type="float">
            <text:p>1000438</text:p>
          </table:table-cell>
          <table:table-cell table:formula="of:=[.B44]-1000000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441" calcext:value-type="float">
            <text:p>1000441</text:p>
          </table:table-cell>
          <table:table-cell table:formula="of:=[.B45]-1000000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393" calcext:value-type="float">
            <text:p>1000393</text:p>
          </table:table-cell>
          <table:table-cell table:formula="of:=[.B46]-1000000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440" calcext:value-type="float">
            <text:p>1000440</text:p>
          </table:table-cell>
          <table:table-cell table:formula="of:=[.B47]-1000000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226" calcext:value-type="float">
            <text:p>1000226</text:p>
          </table:table-cell>
          <table:table-cell table:formula="of:=[.B48]-1000000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295" calcext:value-type="float">
            <text:p>1000295</text:p>
          </table:table-cell>
          <table:table-cell table:formula="of:=[.B49]-1000000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441" calcext:value-type="float">
            <text:p>1000441</text:p>
          </table:table-cell>
          <table:table-cell table:formula="of:=[.B50]-1000000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429" calcext:value-type="float">
            <text:p>1000429</text:p>
          </table:table-cell>
          <table:table-cell table:formula="of:=[.B51]-1000000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438" calcext:value-type="float">
            <text:p>1000438</text:p>
          </table:table-cell>
          <table:table-cell table:formula="of:=[.B52]-1000000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440" calcext:value-type="float">
            <text:p>1000440</text:p>
          </table:table-cell>
          <table:table-cell table:formula="of:=[.B53]-1000000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415" calcext:value-type="float">
            <text:p>1000415</text:p>
          </table:table-cell>
          <table:table-cell table:formula="of:=[.B54]-1000000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440" calcext:value-type="float">
            <text:p>1000440</text:p>
          </table:table-cell>
          <table:table-cell table:formula="of:=[.B55]-1000000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444" calcext:value-type="float">
            <text:p>1000444</text:p>
          </table:table-cell>
          <table:table-cell table:formula="of:=[.B56]-1000000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453" calcext:value-type="float">
            <text:p>1000453</text:p>
          </table:table-cell>
          <table:table-cell table:formula="of:=[.B57]-1000000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440" calcext:value-type="float">
            <text:p>1000440</text:p>
          </table:table-cell>
          <table:table-cell table:formula="of:=[.B58]-1000000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444" calcext:value-type="float">
            <text:p>1000444</text:p>
          </table:table-cell>
          <table:table-cell table:formula="of:=[.B59]-1000000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439" calcext:value-type="float">
            <text:p>1000439</text:p>
          </table:table-cell>
          <table:table-cell table:formula="of:=[.B60]-1000000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441" calcext:value-type="float">
            <text:p>1000441</text:p>
          </table:table-cell>
          <table:table-cell table:formula="of:=[.B61]-1000000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440" calcext:value-type="float">
            <text:p>1000440</text:p>
          </table:table-cell>
          <table:table-cell table:formula="of:=[.B62]-1000000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437" calcext:value-type="float">
            <text:p>1000437</text:p>
          </table:table-cell>
          <table:table-cell table:formula="of:=[.B63]-1000000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438" calcext:value-type="float">
            <text:p>1000438</text:p>
          </table:table-cell>
          <table:table-cell table:formula="of:=[.B64]-1000000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442" calcext:value-type="float">
            <text:p>1000442</text:p>
          </table:table-cell>
          <table:table-cell table:formula="of:=[.B65]-1000000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281" calcext:value-type="float">
            <text:p>1000281</text:p>
          </table:table-cell>
          <table:table-cell table:formula="of:=[.B66]-1000000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176" calcext:value-type="float">
            <text:p>1000176</text:p>
          </table:table-cell>
          <table:table-cell table:formula="of:=[.B67]-1000000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178" calcext:value-type="float">
            <text:p>1000178</text:p>
          </table:table-cell>
          <table:table-cell table:formula="of:=[.B68]-1000000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60" calcext:value-type="float">
            <text:p>1000060</text:p>
          </table:table-cell>
          <table:table-cell table:formula="of:=[.B69]-100000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386" calcext:value-type="float">
            <text:p>1000386</text:p>
          </table:table-cell>
          <table:table-cell table:formula="of:=[.B70]-1000000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104" calcext:value-type="float">
            <text:p>1000104</text:p>
          </table:table-cell>
          <table:table-cell table:formula="of:=[.B71]-1000000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62" calcext:value-type="float">
            <text:p>1000062</text:p>
          </table:table-cell>
          <table:table-cell table:formula="of:=[.B72]-1000000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323" calcext:value-type="float">
            <text:p>1000323</text:p>
          </table:table-cell>
          <table:table-cell table:formula="of:=[.B73]-1000000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207" calcext:value-type="float">
            <text:p>1000207</text:p>
          </table:table-cell>
          <table:table-cell table:formula="of:=[.B74]-1000000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351" calcext:value-type="float">
            <text:p>1000351</text:p>
          </table:table-cell>
          <table:table-cell table:formula="of:=[.B75]-1000000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62" calcext:value-type="float">
            <text:p>1000062</text:p>
          </table:table-cell>
          <table:table-cell table:formula="of:=[.B76]-1000000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233" calcext:value-type="float">
            <text:p>1000233</text:p>
          </table:table-cell>
          <table:table-cell table:formula="of:=[.B77]-1000000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27" calcext:value-type="float">
            <text:p>1000027</text:p>
          </table:table-cell>
          <table:table-cell table:formula="of:=[.B78]-1000000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178" calcext:value-type="float">
            <text:p>1000178</text:p>
          </table:table-cell>
          <table:table-cell table:formula="of:=[.B79]-1000000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60" calcext:value-type="float">
            <text:p>1000060</text:p>
          </table:table-cell>
          <table:table-cell table:formula="of:=[.B80]-100000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262" calcext:value-type="float">
            <text:p>1000262</text:p>
          </table:table-cell>
          <table:table-cell table:formula="of:=[.B81]-1000000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254" calcext:value-type="float">
            <text:p>1000254</text:p>
          </table:table-cell>
          <table:table-cell table:formula="of:=[.B82]-1000000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248" calcext:value-type="float">
            <text:p>1000248</text:p>
          </table:table-cell>
          <table:table-cell table:formula="of:=[.B83]-1000000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368" calcext:value-type="float">
            <text:p>1000368</text:p>
          </table:table-cell>
          <table:table-cell table:formula="of:=[.B84]-1000000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231" calcext:value-type="float">
            <text:p>1000231</text:p>
          </table:table-cell>
          <table:table-cell table:formula="of:=[.B85]-1000000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228" calcext:value-type="float">
            <text:p>1000228</text:p>
          </table:table-cell>
          <table:table-cell table:formula="of:=[.B86]-1000000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234" calcext:value-type="float">
            <text:p>1000234</text:p>
          </table:table-cell>
          <table:table-cell table:formula="of:=[.B87]-1000000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437" calcext:value-type="float">
            <text:p>1000437</text:p>
          </table:table-cell>
          <table:table-cell table:formula="of:=[.B88]-1000000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80" calcext:value-type="float">
            <text:p>1000080</text:p>
          </table:table-cell>
          <table:table-cell table:formula="of:=[.B89]-100000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238" calcext:value-type="float">
            <text:p>1000238</text:p>
          </table:table-cell>
          <table:table-cell table:formula="of:=[.B90]-1000000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109" calcext:value-type="float">
            <text:p>1000109</text:p>
          </table:table-cell>
          <table:table-cell table:formula="of:=[.B91]-1000000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325" calcext:value-type="float">
            <text:p>1000325</text:p>
          </table:table-cell>
          <table:table-cell table:formula="of:=[.B92]-1000000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99" calcext:value-type="float">
            <text:p>1000099</text:p>
          </table:table-cell>
          <table:table-cell table:formula="of:=[.B93]-1000000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297" calcext:value-type="float">
            <text:p>1000297</text:p>
          </table:table-cell>
          <table:table-cell table:formula="of:=[.B94]-1000000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92" calcext:value-type="float">
            <text:p>1000092</text:p>
          </table:table-cell>
          <table:table-cell table:formula="of:=[.B95]-1000000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101" calcext:value-type="float">
            <text:p>1000101</text:p>
          </table:table-cell>
          <table:table-cell table:formula="of:=[.B96]-1000000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235" calcext:value-type="float">
            <text:p>1000235</text:p>
          </table:table-cell>
          <table:table-cell table:formula="of:=[.B97]-1000000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296" calcext:value-type="float">
            <text:p>1000296</text:p>
          </table:table-cell>
          <table:table-cell table:formula="of:=[.B98]-1000000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96" calcext:value-type="float">
            <text:p>1000096</text:p>
          </table:table-cell>
          <table:table-cell table:formula="of:=[.B99]-1000000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323" calcext:value-type="float">
            <text:p>1000323</text:p>
          </table:table-cell>
          <table:table-cell table:formula="of:=[.B100]-1000000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288" calcext:value-type="float">
            <text:p>1000288</text:p>
          </table:table-cell>
          <table:table-cell table:formula="of:=[.B101]-1000000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334" calcext:value-type="float">
            <text:p>1000334</text:p>
          </table:table-cell>
          <table:table-cell table:formula="of:=[.B102]-1000000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66" calcext:value-type="float">
            <text:p>1000066</text:p>
          </table:table-cell>
          <table:table-cell table:formula="of:=[.B103]-1000000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226" calcext:value-type="float">
            <text:p>1000226</text:p>
          </table:table-cell>
          <table:table-cell table:formula="of:=[.B104]-1000000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139" calcext:value-type="float">
            <text:p>1000139</text:p>
          </table:table-cell>
          <table:table-cell table:formula="of:=[.B105]-1000000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222" calcext:value-type="float">
            <text:p>1000222</text:p>
          </table:table-cell>
          <table:table-cell table:formula="of:=[.B106]-1000000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18" calcext:value-type="float">
            <text:p>1000018</text:p>
          </table:table-cell>
          <table:table-cell table:formula="of:=[.B107]-1000000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345" calcext:value-type="float">
            <text:p>1000345</text:p>
          </table:table-cell>
          <table:table-cell table:formula="of:=[.B108]-1000000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062" calcext:value-type="float">
            <text:p>1000062</text:p>
          </table:table-cell>
          <table:table-cell table:formula="of:=[.B109]-1000000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336" calcext:value-type="float">
            <text:p>1000336</text:p>
          </table:table-cell>
          <table:table-cell table:formula="of:=[.B110]-1000000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238" calcext:value-type="float">
            <text:p>1000238</text:p>
          </table:table-cell>
          <table:table-cell table:formula="of:=[.B111]-1000000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57" calcext:value-type="float">
            <text:p>1000057</text:p>
          </table:table-cell>
          <table:table-cell table:formula="of:=[.B112]-1000000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233" calcext:value-type="float">
            <text:p>1000233</text:p>
          </table:table-cell>
          <table:table-cell table:formula="of:=[.B113]-1000000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63" calcext:value-type="float">
            <text:p>1000063</text:p>
          </table:table-cell>
          <table:table-cell table:formula="of:=[.B114]-1000000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61" calcext:value-type="float">
            <text:p>1000061</text:p>
          </table:table-cell>
          <table:table-cell table:formula="of:=[.B115]-1000000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234" calcext:value-type="float">
            <text:p>1000234</text:p>
          </table:table-cell>
          <table:table-cell table:formula="of:=[.B116]-1000000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235" calcext:value-type="float">
            <text:p>1000235</text:p>
          </table:table-cell>
          <table:table-cell table:formula="of:=[.B117]-1000000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66" calcext:value-type="float">
            <text:p>1000066</text:p>
          </table:table-cell>
          <table:table-cell table:formula="of:=[.B118]-1000000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031" calcext:value-type="float">
            <text:p>1000031</text:p>
          </table:table-cell>
          <table:table-cell table:formula="of:=[.B119]-10000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61" calcext:value-type="float">
            <text:p>1000061</text:p>
          </table:table-cell>
          <table:table-cell table:formula="of:=[.B120]-1000000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232" calcext:value-type="float">
            <text:p>1000232</text:p>
          </table:table-cell>
          <table:table-cell table:formula="of:=[.B121]-1000000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174" calcext:value-type="float">
            <text:p>1000174</text:p>
          </table:table-cell>
          <table:table-cell table:formula="of:=[.B122]-10000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306" calcext:value-type="float">
            <text:p>1000306</text:p>
          </table:table-cell>
          <table:table-cell table:formula="of:=[.B123]-1000000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214" calcext:value-type="float">
            <text:p>1000214</text:p>
          </table:table-cell>
          <table:table-cell table:formula="of:=[.B124]-1000000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063" calcext:value-type="float">
            <text:p>1000063</text:p>
          </table:table-cell>
          <table:table-cell table:formula="of:=[.B125]-1000000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156" calcext:value-type="float">
            <text:p>1000156</text:p>
          </table:table-cell>
          <table:table-cell table:formula="of:=[.B126]-1000000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237" calcext:value-type="float">
            <text:p>1000237</text:p>
          </table:table-cell>
          <table:table-cell table:formula="of:=[.B127]-1000000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335" calcext:value-type="float">
            <text:p>1000335</text:p>
          </table:table-cell>
          <table:table-cell table:formula="of:=[.B128]-1000000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394" calcext:value-type="float">
            <text:p>1000394</text:p>
          </table:table-cell>
          <table:table-cell table:formula="of:=[.B129]-1000000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099" calcext:value-type="float">
            <text:p>1000099</text:p>
          </table:table-cell>
          <table:table-cell table:formula="of:=[.B130]-1000000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408" calcext:value-type="float">
            <text:p>1000408</text:p>
          </table:table-cell>
          <table:table-cell table:formula="of:=[.B131]-1000000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400" calcext:value-type="float">
            <text:p>1000400</text:p>
          </table:table-cell>
          <table:table-cell table:formula="of:=[.B132]-100000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383" calcext:value-type="float">
            <text:p>1000383</text:p>
          </table:table-cell>
          <table:table-cell table:formula="of:=[.B133]-1000000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359" calcext:value-type="float">
            <text:p>1000359</text:p>
          </table:table-cell>
          <table:table-cell table:formula="of:=[.B134]-1000000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376" calcext:value-type="float">
            <text:p>1000376</text:p>
          </table:table-cell>
          <table:table-cell table:formula="of:=[.B135]-1000000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331" calcext:value-type="float">
            <text:p>1000331</text:p>
          </table:table-cell>
          <table:table-cell table:formula="of:=[.B136]-1000000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233" calcext:value-type="float">
            <text:p>1000233</text:p>
          </table:table-cell>
          <table:table-cell table:formula="of:=[.B137]-1000000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96" calcext:value-type="float">
            <text:p>1000096</text:p>
          </table:table-cell>
          <table:table-cell table:formula="of:=[.B138]-1000000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133" calcext:value-type="float">
            <text:p>1000133</text:p>
          </table:table-cell>
          <table:table-cell table:formula="of:=[.B139]-1000000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293" calcext:value-type="float">
            <text:p>1000293</text:p>
          </table:table-cell>
          <table:table-cell table:formula="of:=[.B140]-1000000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234" calcext:value-type="float">
            <text:p>1000234</text:p>
          </table:table-cell>
          <table:table-cell table:formula="of:=[.B141]-1000000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317" calcext:value-type="float">
            <text:p>1000317</text:p>
          </table:table-cell>
          <table:table-cell table:formula="of:=[.B142]-1000000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295" calcext:value-type="float">
            <text:p>1000295</text:p>
          </table:table-cell>
          <table:table-cell table:formula="of:=[.B143]-1000000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337" calcext:value-type="float">
            <text:p>1000337</text:p>
          </table:table-cell>
          <table:table-cell table:formula="of:=[.B144]-1000000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394" calcext:value-type="float">
            <text:p>1000394</text:p>
          </table:table-cell>
          <table:table-cell table:formula="of:=[.B145]-1000000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333" calcext:value-type="float">
            <text:p>1000333</text:p>
          </table:table-cell>
          <table:table-cell table:formula="of:=[.B146]-1000000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238" calcext:value-type="float">
            <text:p>1000238</text:p>
          </table:table-cell>
          <table:table-cell table:formula="of:=[.B147]-1000000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393" calcext:value-type="float">
            <text:p>1000393</text:p>
          </table:table-cell>
          <table:table-cell table:formula="of:=[.B148]-1000000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372" calcext:value-type="float">
            <text:p>1000372</text:p>
          </table:table-cell>
          <table:table-cell table:formula="of:=[.B149]-1000000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319" calcext:value-type="float">
            <text:p>1000319</text:p>
          </table:table-cell>
          <table:table-cell table:formula="of:=[.B150]-1000000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256" calcext:value-type="float">
            <text:p>1000256</text:p>
          </table:table-cell>
          <table:table-cell table:formula="of:=[.B151]-1000000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364" calcext:value-type="float">
            <text:p>1000364</text:p>
          </table:table-cell>
          <table:table-cell table:formula="of:=[.B152]-1000000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441" calcext:value-type="float">
            <text:p>1000441</text:p>
          </table:table-cell>
          <table:table-cell table:formula="of:=[.B153]-1000000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439" calcext:value-type="float">
            <text:p>1000439</text:p>
          </table:table-cell>
          <table:table-cell table:formula="of:=[.B154]-1000000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422" calcext:value-type="float">
            <text:p>1000422</text:p>
          </table:table-cell>
          <table:table-cell table:formula="of:=[.B155]-1000000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437" calcext:value-type="float">
            <text:p>1000437</text:p>
          </table:table-cell>
          <table:table-cell table:formula="of:=[.B156]-1000000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099" calcext:value-type="float">
            <text:p>1000099</text:p>
          </table:table-cell>
          <table:table-cell table:formula="of:=[.B157]-1000000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062" calcext:value-type="float">
            <text:p>1000062</text:p>
          </table:table-cell>
          <table:table-cell table:formula="of:=[.B158]-1000000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167" calcext:value-type="float">
            <text:p>1000167</text:p>
          </table:table-cell>
          <table:table-cell table:formula="of:=[.B159]-1000000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344" calcext:value-type="float">
            <text:p>1000344</text:p>
          </table:table-cell>
          <table:table-cell table:formula="of:=[.B160]-1000000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63" calcext:value-type="float">
            <text:p>1000063</text:p>
          </table:table-cell>
          <table:table-cell table:formula="of:=[.B161]-1000000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170" calcext:value-type="float">
            <text:p>1000170</text:p>
          </table:table-cell>
          <table:table-cell table:formula="of:=[.B162]-100000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130" calcext:value-type="float">
            <text:p>1000130</text:p>
          </table:table-cell>
          <table:table-cell table:formula="of:=[.B163]-100000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060" calcext:value-type="float">
            <text:p>1000060</text:p>
          </table:table-cell>
          <table:table-cell table:formula="of:=[.B164]-100000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060" calcext:value-type="float">
            <text:p>1000060</text:p>
          </table:table-cell>
          <table:table-cell table:formula="of:=[.B165]-100000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63" calcext:value-type="float">
            <text:p>1000063</text:p>
          </table:table-cell>
          <table:table-cell table:formula="of:=[.B166]-1000000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222" calcext:value-type="float">
            <text:p>1000222</text:p>
          </table:table-cell>
          <table:table-cell table:formula="of:=[.B167]-1000000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228" calcext:value-type="float">
            <text:p>1000228</text:p>
          </table:table-cell>
          <table:table-cell table:formula="of:=[.B168]-1000000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232" calcext:value-type="float">
            <text:p>1000232</text:p>
          </table:table-cell>
          <table:table-cell table:formula="of:=[.B169]-1000000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124" calcext:value-type="float">
            <text:p>1000124</text:p>
          </table:table-cell>
          <table:table-cell table:formula="of:=[.B170]-1000000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48" calcext:value-type="float">
            <text:p>1000048</text:p>
          </table:table-cell>
          <table:table-cell table:formula="of:=[.B171]-1000000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68" calcext:value-type="float">
            <text:p>1000068</text:p>
          </table:table-cell>
          <table:table-cell table:formula="of:=[.B172]-1000000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220" calcext:value-type="float">
            <text:p>1000220</text:p>
          </table:table-cell>
          <table:table-cell table:formula="of:=[.B173]-100000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229" calcext:value-type="float">
            <text:p>1000229</text:p>
          </table:table-cell>
          <table:table-cell table:formula="of:=[.B174]-1000000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238" calcext:value-type="float">
            <text:p>1000238</text:p>
          </table:table-cell>
          <table:table-cell table:formula="of:=[.B175]-1000000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173" calcext:value-type="float">
            <text:p>1000173</text:p>
          </table:table-cell>
          <table:table-cell table:formula="of:=[.B176]-1000000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66" calcext:value-type="float">
            <text:p>1000066</text:p>
          </table:table-cell>
          <table:table-cell table:formula="of:=[.B177]-1000000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068" calcext:value-type="float">
            <text:p>1000068</text:p>
          </table:table-cell>
          <table:table-cell table:formula="of:=[.B178]-1000000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232" calcext:value-type="float">
            <text:p>1000232</text:p>
          </table:table-cell>
          <table:table-cell table:formula="of:=[.B179]-1000000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151" calcext:value-type="float">
            <text:p>1000151</text:p>
          </table:table-cell>
          <table:table-cell table:formula="of:=[.B180]-1000000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235" calcext:value-type="float">
            <text:p>1000235</text:p>
          </table:table-cell>
          <table:table-cell table:formula="of:=[.B181]-1000000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236" calcext:value-type="float">
            <text:p>1000236</text:p>
          </table:table-cell>
          <table:table-cell table:formula="of:=[.B182]-1000000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53" calcext:value-type="float">
            <text:p>1000053</text:p>
          </table:table-cell>
          <table:table-cell table:formula="of:=[.B183]-1000000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68" calcext:value-type="float">
            <text:p>1000068</text:p>
          </table:table-cell>
          <table:table-cell table:formula="of:=[.B184]-1000000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68" calcext:value-type="float">
            <text:p>1000068</text:p>
          </table:table-cell>
          <table:table-cell table:formula="of:=[.B185]-1000000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360" calcext:value-type="float">
            <text:p>1000360</text:p>
          </table:table-cell>
          <table:table-cell table:formula="of:=[.B186]-1000000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235" calcext:value-type="float">
            <text:p>1000235</text:p>
          </table:table-cell>
          <table:table-cell table:formula="of:=[.B187]-1000000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222" calcext:value-type="float">
            <text:p>1000222</text:p>
          </table:table-cell>
          <table:table-cell table:formula="of:=[.B188]-1000000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070" calcext:value-type="float">
            <text:p>1000070</text:p>
          </table:table-cell>
          <table:table-cell table:formula="of:=[.B189]-100000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066" calcext:value-type="float">
            <text:p>1000066</text:p>
          </table:table-cell>
          <table:table-cell table:formula="of:=[.B190]-1000000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373" calcext:value-type="float">
            <text:p>1000373</text:p>
          </table:table-cell>
          <table:table-cell table:formula="of:=[.B191]-1000000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232" calcext:value-type="float">
            <text:p>1000232</text:p>
          </table:table-cell>
          <table:table-cell table:formula="of:=[.B192]-1000000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235" calcext:value-type="float">
            <text:p>1000235</text:p>
          </table:table-cell>
          <table:table-cell table:formula="of:=[.B193]-1000000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382" calcext:value-type="float">
            <text:p>1000382</text:p>
          </table:table-cell>
          <table:table-cell table:formula="of:=[.B194]-1000000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392" calcext:value-type="float">
            <text:p>1000392</text:p>
          </table:table-cell>
          <table:table-cell table:formula="of:=[.B195]-1000000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384" calcext:value-type="float">
            <text:p>1000384</text:p>
          </table:table-cell>
          <table:table-cell table:formula="of:=[.B196]-1000000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383" calcext:value-type="float">
            <text:p>1000383</text:p>
          </table:table-cell>
          <table:table-cell table:formula="of:=[.B197]-1000000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240" calcext:value-type="float">
            <text:p>1000240</text:p>
          </table:table-cell>
          <table:table-cell table:formula="of:=[.B198]-1000000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201" calcext:value-type="float">
            <text:p>1000201</text:p>
          </table:table-cell>
          <table:table-cell table:formula="of:=[.B199]-1000000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351" calcext:value-type="float">
            <text:p>1000351</text:p>
          </table:table-cell>
          <table:table-cell table:formula="of:=[.B200]-1000000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325" calcext:value-type="float">
            <text:p>1000325</text:p>
          </table:table-cell>
          <table:table-cell table:formula="of:=[.B201]-1000000" office:value-type="float" office:value="325" calcext:value-type="float">
            <text:p>325</text:p>
          </table:table-cell>
        </table:table-row>
        <table:table-row table:style-name="ro1">
          <table:table-cell table:number-columns-repeated="2"/>
          <table:table-cell table:formula="of:=AVERAGE([.C2:.C201])" office:value-type="float" office:value="276.01" calcext:value-type="float">
            <text:p>276,01</text:p>
          </table:table-cell>
        </table:table-row>
        <table:table-row table:style-name="ro1">
          <table:table-cell table:number-columns-repeated="2"/>
          <table:table-cell table:formula="of:=MIN([.C2:.C201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formula="of:=MAX([.C2:.C201])" office:value-type="float" office:value="462" calcext:value-type="float">
            <text:p>462</text:p>
          </table:table-cell>
        </table:table-row>
      </table:table>
      <table:table table:name="myusleep500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0141" calcext:value-type="float">
            <text:p>1000141</text:p>
          </table:table-cell>
          <table:table-cell table:formula="of:=ABS([.B2]-1000000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999953" calcext:value-type="float">
            <text:p>999953</text:p>
          </table:table-cell>
          <table:table-cell table:formula="of:=ABS([.B3]-1000000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999940" calcext:value-type="float">
            <text:p>999940</text:p>
          </table:table-cell>
          <table:table-cell table:formula="of:=ABS([.B4]-1000000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99663" calcext:value-type="float">
            <text:p>999663</text:p>
          </table:table-cell>
          <table:table-cell table:formula="of:=ABS([.B5]-1000000)" office:value-type="float" office:value="337" calcext:value-type="float">
            <text:p>337</text:p>
          </table:table-cell>
        </table:table-row>
        <table:table-row table:style-name="ro1">
          <table:table-cell/>
          <table:table-cell office:value-type="float" office:value="1000411" calcext:value-type="float">
            <text:p>1000411</text:p>
          </table:table-cell>
          <table:table-cell table:formula="of:=ABS([.B6]-1000000)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99974" calcext:value-type="float">
            <text:p>999974</text:p>
          </table:table-cell>
          <table:table-cell table:formula="of:=ABS([.B7]-1000000)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999612" calcext:value-type="float">
            <text:p>999612</text:p>
          </table:table-cell>
          <table:table-cell table:formula="of:=ABS([.B8]-1000000)"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float" office:value="1000032" calcext:value-type="float">
            <text:p>1000032</text:p>
          </table:table-cell>
          <table:table-cell table:formula="of:=ABS([.B9]-1000000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999853" calcext:value-type="float">
            <text:p>999853</text:p>
          </table:table-cell>
          <table:table-cell table:formula="of:=ABS([.B10]-1000000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1000175" calcext:value-type="float">
            <text:p>1000175</text:p>
          </table:table-cell>
          <table:table-cell table:formula="of:=ABS([.B11]-1000000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float" office:value="1000045" calcext:value-type="float">
            <text:p>1000045</text:p>
          </table:table-cell>
          <table:table-cell table:formula="of:=ABS([.B12]-1000000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000091" calcext:value-type="float">
            <text:p>1000091</text:p>
          </table:table-cell>
          <table:table-cell table:formula="of:=ABS([.B13]-1000000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999904" calcext:value-type="float">
            <text:p>999904</text:p>
          </table:table-cell>
          <table:table-cell table:formula="of:=ABS([.B14]-1000000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000269" calcext:value-type="float">
            <text:p>1000269</text:p>
          </table:table-cell>
          <table:table-cell table:formula="of:=ABS([.B15]-1000000)"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999858" calcext:value-type="float">
            <text:p>999858</text:p>
          </table:table-cell>
          <table:table-cell table:formula="of:=ABS([.B16]-1000000)"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999865" calcext:value-type="float">
            <text:p>999865</text:p>
          </table:table-cell>
          <table:table-cell table:formula="of:=ABS([.B17]-1000000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999998" calcext:value-type="float">
            <text:p>999998</text:p>
          </table:table-cell>
          <table:table-cell table:formula="of:=ABS([.B18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00274" calcext:value-type="float">
            <text:p>1000274</text:p>
          </table:table-cell>
          <table:table-cell table:formula="of:=ABS([.B19]-1000000)"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999443" calcext:value-type="float">
            <text:p>999443</text:p>
          </table:table-cell>
          <table:table-cell table:formula="of:=ABS([.B20]-1000000)"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float" office:value="1000162" calcext:value-type="float">
            <text:p>1000162</text:p>
          </table:table-cell>
          <table:table-cell table:formula="of:=ABS([.B21]-1000000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000390" calcext:value-type="float">
            <text:p>1000390</text:p>
          </table:table-cell>
          <table:table-cell table:formula="of:=ABS([.B22]-1000000)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999745" calcext:value-type="float">
            <text:p>999745</text:p>
          </table:table-cell>
          <table:table-cell table:formula="of:=ABS([.B23]-1000000)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999990" calcext:value-type="float">
            <text:p>999990</text:p>
          </table:table-cell>
          <table:table-cell table:formula="of:=ABS([.B24]-1000000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00258" calcext:value-type="float">
            <text:p>1000258</text:p>
          </table:table-cell>
          <table:table-cell table:formula="of:=ABS([.B25]-1000000)"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float" office:value="999911" calcext:value-type="float">
            <text:p>999911</text:p>
          </table:table-cell>
          <table:table-cell table:formula="of:=ABS([.B26]-1000000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999808" calcext:value-type="float">
            <text:p>999808</text:p>
          </table:table-cell>
          <table:table-cell table:formula="of:=ABS([.B27]-1000000)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000168" calcext:value-type="float">
            <text:p>1000168</text:p>
          </table:table-cell>
          <table:table-cell table:formula="of:=ABS([.B28]-1000000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999967" calcext:value-type="float">
            <text:p>999967</text:p>
          </table:table-cell>
          <table:table-cell table:formula="of:=ABS([.B29]-1000000)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999940" calcext:value-type="float">
            <text:p>999940</text:p>
          </table:table-cell>
          <table:table-cell table:formula="of:=ABS([.B30]-1000000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000197" calcext:value-type="float">
            <text:p>1000197</text:p>
          </table:table-cell>
          <table:table-cell table:formula="of:=ABS([.B31]-1000000)" office:value-type="float" office:value="197" calcext:value-type="float">
            <text:p>197</text:p>
          </table:table-cell>
        </table:table-row>
        <table:table-row table:style-name="ro1">
          <table:table-cell/>
          <table:table-cell office:value-type="float" office:value="999991" calcext:value-type="float">
            <text:p>999991</text:p>
          </table:table-cell>
          <table:table-cell table:formula="of:=ABS([.B32]-100000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99998" calcext:value-type="float">
            <text:p>999998</text:p>
          </table:table-cell>
          <table:table-cell table:formula="of:=ABS([.B33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9999" calcext:value-type="float">
            <text:p>999999</text:p>
          </table:table-cell>
          <table:table-cell table:formula="of:=ABS([.B34]-100000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9721" calcext:value-type="float">
            <text:p>999721</text:p>
          </table:table-cell>
          <table:table-cell table:formula="of:=ABS([.B35]-1000000)"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999934" calcext:value-type="float">
            <text:p>999934</text:p>
          </table:table-cell>
          <table:table-cell table:formula="of:=ABS([.B36]-1000000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1000063" calcext:value-type="float">
            <text:p>1000063</text:p>
          </table:table-cell>
          <table:table-cell table:formula="of:=ABS([.B37]-1000000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999711" calcext:value-type="float">
            <text:p>999711</text:p>
          </table:table-cell>
          <table:table-cell table:formula="of:=ABS([.B38]-1000000)" office:value-type="float" office:value="289" calcext:value-type="float">
            <text:p>289</text:p>
          </table:table-cell>
        </table:table-row>
        <table:table-row table:style-name="ro1">
          <table:table-cell/>
          <table:table-cell office:value-type="float" office:value="1000313" calcext:value-type="float">
            <text:p>1000313</text:p>
          </table:table-cell>
          <table:table-cell table:formula="of:=ABS([.B39]-1000000)"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float" office:value="1000129" calcext:value-type="float">
            <text:p>1000129</text:p>
          </table:table-cell>
          <table:table-cell table:formula="of:=ABS([.B40]-1000000)"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float" office:value="999782" calcext:value-type="float">
            <text:p>999782</text:p>
          </table:table-cell>
          <table:table-cell table:formula="of:=ABS([.B41]-1000000)"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1000211" calcext:value-type="float">
            <text:p>1000211</text:p>
          </table:table-cell>
          <table:table-cell table:formula="of:=ABS([.B42]-1000000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999503" calcext:value-type="float">
            <text:p>999503</text:p>
          </table:table-cell>
          <table:table-cell table:formula="of:=ABS([.B43]-1000000)" office:value-type="float" office:value="497" calcext:value-type="float">
            <text:p>497</text:p>
          </table:table-cell>
        </table:table-row>
        <table:table-row table:style-name="ro1">
          <table:table-cell/>
          <table:table-cell office:value-type="float" office:value="1000348" calcext:value-type="float">
            <text:p>1000348</text:p>
          </table:table-cell>
          <table:table-cell table:formula="of:=ABS([.B44]-1000000)"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float" office:value="1000005" calcext:value-type="float">
            <text:p>1000005</text:p>
          </table:table-cell>
          <table:table-cell table:formula="of:=ABS([.B45]-100000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99991" calcext:value-type="float">
            <text:p>999991</text:p>
          </table:table-cell>
          <table:table-cell table:formula="of:=ABS([.B46]-100000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00295" calcext:value-type="float">
            <text:p>1000295</text:p>
          </table:table-cell>
          <table:table-cell table:formula="of:=ABS([.B47]-1000000)"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1000005" calcext:value-type="float">
            <text:p>1000005</text:p>
          </table:table-cell>
          <table:table-cell table:formula="of:=ABS([.B48]-100000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99896" calcext:value-type="float">
            <text:p>999896</text:p>
          </table:table-cell>
          <table:table-cell table:formula="of:=ABS([.B49]-1000000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999511" calcext:value-type="float">
            <text:p>999511</text:p>
          </table:table-cell>
          <table:table-cell table:formula="of:=ABS([.B50]-1000000)" office:value-type="float" office:value="489" calcext:value-type="float">
            <text:p>489</text:p>
          </table:table-cell>
        </table:table-row>
        <table:table-row table:style-name="ro1">
          <table:table-cell/>
          <table:table-cell office:value-type="float" office:value="1000306" calcext:value-type="float">
            <text:p>1000306</text:p>
          </table:table-cell>
          <table:table-cell table:formula="of:=ABS([.B51]-1000000)"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ABS([.B52]-100000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9997" calcext:value-type="float">
            <text:p>999997</text:p>
          </table:table-cell>
          <table:table-cell table:formula="of:=ABS([.B53]-1000000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99683" calcext:value-type="float">
            <text:p>999683</text:p>
          </table:table-cell>
          <table:table-cell table:formula="of:=ABS([.B54]-1000000)"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1000035" calcext:value-type="float">
            <text:p>1000035</text:p>
          </table:table-cell>
          <table:table-cell table:formula="of:=ABS([.B55]-1000000)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000353" calcext:value-type="float">
            <text:p>1000353</text:p>
          </table:table-cell>
          <table:table-cell table:formula="of:=ABS([.B56]-1000000)"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float" office:value="999943" calcext:value-type="float">
            <text:p>999943</text:p>
          </table:table-cell>
          <table:table-cell table:formula="of:=ABS([.B57]-1000000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999935" calcext:value-type="float">
            <text:p>999935</text:p>
          </table:table-cell>
          <table:table-cell table:formula="of:=ABS([.B58]-1000000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1000113" calcext:value-type="float">
            <text:p>1000113</text:p>
          </table:table-cell>
          <table:table-cell table:formula="of:=ABS([.B59]-1000000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999971" calcext:value-type="float">
            <text:p>999971</text:p>
          </table:table-cell>
          <table:table-cell table:formula="of:=ABS([.B60]-1000000)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000089" calcext:value-type="float">
            <text:p>1000089</text:p>
          </table:table-cell>
          <table:table-cell table:formula="of:=ABS([.B61]-1000000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000079" calcext:value-type="float">
            <text:p>1000079</text:p>
          </table:table-cell>
          <table:table-cell table:formula="of:=ABS([.B62]-1000000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999720" calcext:value-type="float">
            <text:p>999720</text:p>
          </table:table-cell>
          <table:table-cell table:formula="of:=ABS([.B63]-1000000)"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1000224" calcext:value-type="float">
            <text:p>1000224</text:p>
          </table:table-cell>
          <table:table-cell table:formula="of:=ABS([.B64]-1000000)"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999907" calcext:value-type="float">
            <text:p>999907</text:p>
          </table:table-cell>
          <table:table-cell table:formula="of:=ABS([.B65]-1000000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00141" calcext:value-type="float">
            <text:p>1000141</text:p>
          </table:table-cell>
          <table:table-cell table:formula="of:=ABS([.B66]-1000000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999996" calcext:value-type="float">
            <text:p>999996</text:p>
          </table:table-cell>
          <table:table-cell table:formula="of:=ABS([.B67]-100000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ABS([.B68]-100000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9946" calcext:value-type="float">
            <text:p>999946</text:p>
          </table:table-cell>
          <table:table-cell table:formula="of:=ABS([.B69]-1000000)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999856" calcext:value-type="float">
            <text:p>999856</text:p>
          </table:table-cell>
          <table:table-cell table:formula="of:=ABS([.B70]-1000000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000192" calcext:value-type="float">
            <text:p>1000192</text:p>
          </table:table-cell>
          <table:table-cell table:formula="of:=ABS([.B71]-1000000)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1000060" calcext:value-type="float">
            <text:p>1000060</text:p>
          </table:table-cell>
          <table:table-cell table:formula="of:=ABS([.B72]-1000000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999664" calcext:value-type="float">
            <text:p>999664</text:p>
          </table:table-cell>
          <table:table-cell table:formula="of:=ABS([.B73]-1000000)"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float" office:value="1000069" calcext:value-type="float">
            <text:p>1000069</text:p>
          </table:table-cell>
          <table:table-cell table:formula="of:=ABS([.B74]-1000000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99546" calcext:value-type="float">
            <text:p>999546</text:p>
          </table:table-cell>
          <table:table-cell table:formula="of:=ABS([.B75]-1000000)" office:value-type="float" office:value="454" calcext:value-type="float">
            <text:p>454</text:p>
          </table:table-cell>
        </table:table-row>
        <table:table-row table:style-name="ro1">
          <table:table-cell/>
          <table:table-cell office:value-type="float" office:value="1000630" calcext:value-type="float">
            <text:p>1000630</text:p>
          </table:table-cell>
          <table:table-cell table:formula="of:=ABS([.B76]-1000000)"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float" office:value="999705" calcext:value-type="float">
            <text:p>999705</text:p>
          </table:table-cell>
          <table:table-cell table:formula="of:=ABS([.B77]-1000000)"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1000291" calcext:value-type="float">
            <text:p>1000291</text:p>
          </table:table-cell>
          <table:table-cell table:formula="of:=ABS([.B78]-1000000)"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float" office:value="999721" calcext:value-type="float">
            <text:p>999721</text:p>
          </table:table-cell>
          <table:table-cell table:formula="of:=ABS([.B79]-1000000)"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1000107" calcext:value-type="float">
            <text:p>1000107</text:p>
          </table:table-cell>
          <table:table-cell table:formula="of:=ABS([.B80]-1000000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999977" calcext:value-type="float">
            <text:p>999977</text:p>
          </table:table-cell>
          <table:table-cell table:formula="of:=ABS([.B81]-1000000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000099" calcext:value-type="float">
            <text:p>1000099</text:p>
          </table:table-cell>
          <table:table-cell table:formula="of:=ABS([.B82]-1000000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999535" calcext:value-type="float">
            <text:p>999535</text:p>
          </table:table-cell>
          <table:table-cell table:formula="of:=ABS([.B83]-1000000)"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float" office:value="1000262" calcext:value-type="float">
            <text:p>1000262</text:p>
          </table:table-cell>
          <table:table-cell table:formula="of:=ABS([.B84]-1000000)"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1000072" calcext:value-type="float">
            <text:p>1000072</text:p>
          </table:table-cell>
          <table:table-cell table:formula="of:=ABS([.B85]-1000000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99668" calcext:value-type="float">
            <text:p>999668</text:p>
          </table:table-cell>
          <table:table-cell table:formula="of:=ABS([.B86]-1000000)"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float" office:value="999959" calcext:value-type="float">
            <text:p>999959</text:p>
          </table:table-cell>
          <table:table-cell table:formula="of:=ABS([.B87]-1000000)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000331" calcext:value-type="float">
            <text:p>1000331</text:p>
          </table:table-cell>
          <table:table-cell table:formula="of:=ABS([.B88]-1000000)"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1000090" calcext:value-type="float">
            <text:p>1000090</text:p>
          </table:table-cell>
          <table:table-cell table:formula="of:=ABS([.B89]-1000000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999935" calcext:value-type="float">
            <text:p>999935</text:p>
          </table:table-cell>
          <table:table-cell table:formula="of:=ABS([.B90]-1000000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999784" calcext:value-type="float">
            <text:p>999784</text:p>
          </table:table-cell>
          <table:table-cell table:formula="of:=ABS([.B91]-1000000)"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float" office:value="1000036" calcext:value-type="float">
            <text:p>1000036</text:p>
          </table:table-cell>
          <table:table-cell table:formula="of:=ABS([.B92]-1000000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999913" calcext:value-type="float">
            <text:p>999913</text:p>
          </table:table-cell>
          <table:table-cell table:formula="of:=ABS([.B93]-1000000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00411" calcext:value-type="float">
            <text:p>1000411</text:p>
          </table:table-cell>
          <table:table-cell table:formula="of:=ABS([.B94]-1000000)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99659" calcext:value-type="float">
            <text:p>999659</text:p>
          </table:table-cell>
          <table:table-cell table:formula="of:=ABS([.B95]-1000000)"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float" office:value="999734" calcext:value-type="float">
            <text:p>999734</text:p>
          </table:table-cell>
          <table:table-cell table:formula="of:=ABS([.B96]-1000000)"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1000362" calcext:value-type="float">
            <text:p>1000362</text:p>
          </table:table-cell>
          <table:table-cell table:formula="of:=ABS([.B97]-1000000)" office:value-type="float" office:value="362" calcext:value-type="float">
            <text:p>362</text:p>
          </table:table-cell>
        </table:table-row>
        <table:table-row table:style-name="ro1">
          <table:table-cell/>
          <table:table-cell office:value-type="float" office:value="999985" calcext:value-type="float">
            <text:p>999985</text:p>
          </table:table-cell>
          <table:table-cell table:formula="of:=ABS([.B98]-1000000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00004" calcext:value-type="float">
            <text:p>1000004</text:p>
          </table:table-cell>
          <table:table-cell table:formula="of:=ABS([.B99]-100000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00178" calcext:value-type="float">
            <text:p>1000178</text:p>
          </table:table-cell>
          <table:table-cell table:formula="of:=ABS([.B100]-1000000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999822" calcext:value-type="float">
            <text:p>999822</text:p>
          </table:table-cell>
          <table:table-cell table:formula="of:=ABS([.B101]-1000000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999681" calcext:value-type="float">
            <text:p>999681</text:p>
          </table:table-cell>
          <table:table-cell table:formula="of:=ABS([.B102]-1000000)" office:value-type="float" office:value="319" calcext:value-type="float">
            <text:p>319</text:p>
          </table:table-cell>
        </table:table-row>
        <table:table-row table:style-name="ro1">
          <table:table-cell/>
          <table:table-cell office:value-type="float" office:value="1000189" calcext:value-type="float">
            <text:p>1000189</text:p>
          </table:table-cell>
          <table:table-cell table:formula="of:=ABS([.B103]-1000000)"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float" office:value="1000123" calcext:value-type="float">
            <text:p>1000123</text:p>
          </table:table-cell>
          <table:table-cell table:formula="of:=ABS([.B104]-1000000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999999" calcext:value-type="float">
            <text:p>999999</text:p>
          </table:table-cell>
          <table:table-cell table:formula="of:=ABS([.B105]-100000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0171" calcext:value-type="float">
            <text:p>1000171</text:p>
          </table:table-cell>
          <table:table-cell table:formula="of:=ABS([.B106]-1000000)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float" office:value="999816" calcext:value-type="float">
            <text:p>999816</text:p>
          </table:table-cell>
          <table:table-cell table:formula="of:=ABS([.B107]-1000000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000269" calcext:value-type="float">
            <text:p>1000269</text:p>
          </table:table-cell>
          <table:table-cell table:formula="of:=ABS([.B108]-1000000)"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999995" calcext:value-type="float">
            <text:p>999995</text:p>
          </table:table-cell>
          <table:table-cell table:formula="of:=ABS([.B109]-100000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0006" calcext:value-type="float">
            <text:p>1000006</text:p>
          </table:table-cell>
          <table:table-cell table:formula="of:=ABS([.B110]-1000000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99726" calcext:value-type="float">
            <text:p>999726</text:p>
          </table:table-cell>
          <table:table-cell table:formula="of:=ABS([.B111]-1000000)"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1000113" calcext:value-type="float">
            <text:p>1000113</text:p>
          </table:table-cell>
          <table:table-cell table:formula="of:=ABS([.B112]-1000000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999899" calcext:value-type="float">
            <text:p>999899</text:p>
          </table:table-cell>
          <table:table-cell table:formula="of:=ABS([.B113]-1000000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999981" calcext:value-type="float">
            <text:p>999981</text:p>
          </table:table-cell>
          <table:table-cell table:formula="of:=ABS([.B114]-1000000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999996" calcext:value-type="float">
            <text:p>999996</text:p>
          </table:table-cell>
          <table:table-cell table:formula="of:=ABS([.B115]-100000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99996" calcext:value-type="float">
            <text:p>999996</text:p>
          </table:table-cell>
          <table:table-cell table:formula="of:=ABS([.B116]-100000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00004" calcext:value-type="float">
            <text:p>1000004</text:p>
          </table:table-cell>
          <table:table-cell table:formula="of:=ABS([.B117]-100000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99712" calcext:value-type="float">
            <text:p>999712</text:p>
          </table:table-cell>
          <table:table-cell table:formula="of:=ABS([.B118]-1000000)"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float" office:value="1000313" calcext:value-type="float">
            <text:p>1000313</text:p>
          </table:table-cell>
          <table:table-cell table:formula="of:=ABS([.B119]-1000000)" office:value-type="float" office:value="313" calcext:value-type="float">
            <text:p>313</text:p>
          </table:table-cell>
        </table:table-row>
        <table:table-row table:style-name="ro1">
          <table:table-cell/>
          <table:table-cell office:value-type="float" office:value="999961" calcext:value-type="float">
            <text:p>999961</text:p>
          </table:table-cell>
          <table:table-cell table:formula="of:=ABS([.B120]-1000000)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000018" calcext:value-type="float">
            <text:p>1000018</text:p>
          </table:table-cell>
          <table:table-cell table:formula="of:=ABS([.B121]-1000000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000233" calcext:value-type="float">
            <text:p>1000233</text:p>
          </table:table-cell>
          <table:table-cell table:formula="of:=ABS([.B122]-1000000)"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999726" calcext:value-type="float">
            <text:p>999726</text:p>
          </table:table-cell>
          <table:table-cell table:formula="of:=ABS([.B123]-1000000)"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1000347" calcext:value-type="float">
            <text:p>1000347</text:p>
          </table:table-cell>
          <table:table-cell table:formula="of:=ABS([.B124]-1000000)" office:value-type="float" office:value="347" calcext:value-type="float">
            <text:p>347</text:p>
          </table:table-cell>
        </table:table-row>
        <table:table-row table:style-name="ro1">
          <table:table-cell/>
          <table:table-cell office:value-type="float" office:value="999921" calcext:value-type="float">
            <text:p>999921</text:p>
          </table:table-cell>
          <table:table-cell table:formula="of:=ABS([.B125]-1000000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999609" calcext:value-type="float">
            <text:p>999609</text:p>
          </table:table-cell>
          <table:table-cell table:formula="of:=ABS([.B126]-1000000)" office:value-type="float" office:value="391" calcext:value-type="float">
            <text:p>391</text:p>
          </table:table-cell>
        </table:table-row>
        <table:table-row table:style-name="ro1">
          <table:table-cell/>
          <table:table-cell office:value-type="float" office:value="1000275" calcext:value-type="float">
            <text:p>1000275</text:p>
          </table:table-cell>
          <table:table-cell table:formula="of:=ABS([.B127]-1000000)"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999830" calcext:value-type="float">
            <text:p>999830</text:p>
          </table:table-cell>
          <table:table-cell table:formula="of:=ABS([.B128]-1000000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000348" calcext:value-type="float">
            <text:p>1000348</text:p>
          </table:table-cell>
          <table:table-cell table:formula="of:=ABS([.B129]-1000000)" office:value-type="float" office:value="348" calcext:value-type="float">
            <text:p>348</text:p>
          </table:table-cell>
        </table:table-row>
        <table:table-row table:style-name="ro1">
          <table:table-cell/>
          <table:table-cell office:value-type="float" office:value="999922" calcext:value-type="float">
            <text:p>999922</text:p>
          </table:table-cell>
          <table:table-cell table:formula="of:=ABS([.B130]-1000000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999649" calcext:value-type="float">
            <text:p>999649</text:p>
          </table:table-cell>
          <table:table-cell table:formula="of:=ABS([.B131]-1000000)"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float" office:value="1000084" calcext:value-type="float">
            <text:p>1000084</text:p>
          </table:table-cell>
          <table:table-cell table:formula="of:=ABS([.B132]-1000000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000264" calcext:value-type="float">
            <text:p>1000264</text:p>
          </table:table-cell>
          <table:table-cell table:formula="of:=ABS([.B133]-1000000)"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1000014" calcext:value-type="float">
            <text:p>1000014</text:p>
          </table:table-cell>
          <table:table-cell table:formula="of:=ABS([.B134]-1000000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99703" calcext:value-type="float">
            <text:p>999703</text:p>
          </table:table-cell>
          <table:table-cell table:formula="of:=ABS([.B135]-1000000)"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1000274" calcext:value-type="float">
            <text:p>1000274</text:p>
          </table:table-cell>
          <table:table-cell table:formula="of:=ABS([.B136]-1000000)"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999734" calcext:value-type="float">
            <text:p>999734</text:p>
          </table:table-cell>
          <table:table-cell table:formula="of:=ABS([.B137]-1000000)"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1000270" calcext:value-type="float">
            <text:p>1000270</text:p>
          </table:table-cell>
          <table:table-cell table:formula="of:=ABS([.B138]-1000000)"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1000057" calcext:value-type="float">
            <text:p>1000057</text:p>
          </table:table-cell>
          <table:table-cell table:formula="of:=ABS([.B139]-1000000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999654" calcext:value-type="float">
            <text:p>999654</text:p>
          </table:table-cell>
          <table:table-cell table:formula="of:=ABS([.B140]-1000000)"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float" office:value="1000002" calcext:value-type="float">
            <text:p>1000002</text:p>
          </table:table-cell>
          <table:table-cell table:formula="of:=ABS([.B141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9880" calcext:value-type="float">
            <text:p>999880</text:p>
          </table:table-cell>
          <table:table-cell table:formula="of:=ABS([.B142]-1000000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000114" calcext:value-type="float">
            <text:p>1000114</text:p>
          </table:table-cell>
          <table:table-cell table:formula="of:=ABS([.B143]-1000000)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000269" calcext:value-type="float">
            <text:p>1000269</text:p>
          </table:table-cell>
          <table:table-cell table:formula="of:=ABS([.B144]-1000000)"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999999" calcext:value-type="float">
            <text:p>999999</text:p>
          </table:table-cell>
          <table:table-cell table:formula="of:=ABS([.B145]-100000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9996" calcext:value-type="float">
            <text:p>999996</text:p>
          </table:table-cell>
          <table:table-cell table:formula="of:=ABS([.B146]-100000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99399" calcext:value-type="float">
            <text:p>999399</text:p>
          </table:table-cell>
          <table:table-cell table:formula="of:=ABS([.B147]-1000000)" office:value-type="float" office:value="601" calcext:value-type="float">
            <text:p>601</text:p>
          </table:table-cell>
        </table:table-row>
        <table:table-row table:style-name="ro1">
          <table:table-cell/>
          <table:table-cell office:value-type="float" office:value="1000329" calcext:value-type="float">
            <text:p>1000329</text:p>
          </table:table-cell>
          <table:table-cell table:formula="of:=ABS([.B148]-1000000)" office:value-type="float" office:value="329" calcext:value-type="float">
            <text:p>329</text:p>
          </table:table-cell>
        </table:table-row>
        <table:table-row table:style-name="ro1">
          <table:table-cell/>
          <table:table-cell office:value-type="float" office:value="999782" calcext:value-type="float">
            <text:p>999782</text:p>
          </table:table-cell>
          <table:table-cell table:formula="of:=ABS([.B149]-1000000)"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1000483" calcext:value-type="float">
            <text:p>1000483</text:p>
          </table:table-cell>
          <table:table-cell table:formula="of:=ABS([.B150]-1000000)" office:value-type="float" office:value="483" calcext:value-type="float">
            <text:p>483</text:p>
          </table:table-cell>
        </table:table-row>
        <table:table-row table:style-name="ro1">
          <table:table-cell/>
          <table:table-cell office:value-type="float" office:value="999913" calcext:value-type="float">
            <text:p>999913</text:p>
          </table:table-cell>
          <table:table-cell table:formula="of:=ABS([.B151]-1000000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000081" calcext:value-type="float">
            <text:p>1000081</text:p>
          </table:table-cell>
          <table:table-cell table:formula="of:=ABS([.B152]-1000000)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999998" calcext:value-type="float">
            <text:p>999998</text:p>
          </table:table-cell>
          <table:table-cell table:formula="of:=ABS([.B153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00007" calcext:value-type="float">
            <text:p>1000007</text:p>
          </table:table-cell>
          <table:table-cell table:formula="of:=ABS([.B154]-100000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99715" calcext:value-type="float">
            <text:p>999715</text:p>
          </table:table-cell>
          <table:table-cell table:formula="of:=ABS([.B155]-1000000)"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float" office:value="999722" calcext:value-type="float">
            <text:p>999722</text:p>
          </table:table-cell>
          <table:table-cell table:formula="of:=ABS([.B156]-1000000)"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1000554" calcext:value-type="float">
            <text:p>1000554</text:p>
          </table:table-cell>
          <table:table-cell table:formula="of:=ABS([.B157]-1000000)" office:value-type="float" office:value="554" calcext:value-type="float">
            <text:p>554</text:p>
          </table:table-cell>
        </table:table-row>
        <table:table-row table:style-name="ro1">
          <table:table-cell/>
          <table:table-cell office:value-type="float" office:value="999727" calcext:value-type="float">
            <text:p>999727</text:p>
          </table:table-cell>
          <table:table-cell table:formula="of:=ABS([.B158]-1000000)"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1000059" calcext:value-type="float">
            <text:p>1000059</text:p>
          </table:table-cell>
          <table:table-cell table:formula="of:=ABS([.B159]-1000000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999929" calcext:value-type="float">
            <text:p>999929</text:p>
          </table:table-cell>
          <table:table-cell table:formula="of:=ABS([.B160]-1000000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99629" calcext:value-type="float">
            <text:p>999629</text:p>
          </table:table-cell>
          <table:table-cell table:formula="of:=ABS([.B161]-1000000)" office:value-type="float" office:value="371" calcext:value-type="float">
            <text:p>371</text:p>
          </table:table-cell>
        </table:table-row>
        <table:table-row table:style-name="ro1">
          <table:table-cell/>
          <table:table-cell office:value-type="float" office:value="1000642" calcext:value-type="float">
            <text:p>1000642</text:p>
          </table:table-cell>
          <table:table-cell table:formula="of:=ABS([.B162]-1000000)" office:value-type="float" office:value="642" calcext:value-type="float">
            <text:p>642</text:p>
          </table:table-cell>
        </table:table-row>
        <table:table-row table:style-name="ro1">
          <table:table-cell/>
          <table:table-cell office:value-type="float" office:value="1000046" calcext:value-type="float">
            <text:p>1000046</text:p>
          </table:table-cell>
          <table:table-cell table:formula="of:=ABS([.B163]-1000000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999391" calcext:value-type="float">
            <text:p>999391</text:p>
          </table:table-cell>
          <table:table-cell table:formula="of:=ABS([.B164]-1000000)"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1000557" calcext:value-type="float">
            <text:p>1000557</text:p>
          </table:table-cell>
          <table:table-cell table:formula="of:=ABS([.B165]-1000000)"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float" office:value="999998" calcext:value-type="float">
            <text:p>999998</text:p>
          </table:table-cell>
          <table:table-cell table:formula="of:=ABS([.B166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00005" calcext:value-type="float">
            <text:p>1000005</text:p>
          </table:table-cell>
          <table:table-cell table:formula="of:=ABS([.B167]-100000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99996" calcext:value-type="float">
            <text:p>999996</text:p>
          </table:table-cell>
          <table:table-cell table:formula="of:=ABS([.B168]-100000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00002" calcext:value-type="float">
            <text:p>1000002</text:p>
          </table:table-cell>
          <table:table-cell table:formula="of:=ABS([.B169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9716" calcext:value-type="float">
            <text:p>999716</text:p>
          </table:table-cell>
          <table:table-cell table:formula="of:=ABS([.B170]-1000000)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1000271" calcext:value-type="float">
            <text:p>1000271</text:p>
          </table:table-cell>
          <table:table-cell table:formula="of:=ABS([.B171]-1000000)"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formula="of:=ABS([.B172]-100000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9737" calcext:value-type="float">
            <text:p>999737</text:p>
          </table:table-cell>
          <table:table-cell table:formula="of:=ABS([.B173]-1000000)"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999981" calcext:value-type="float">
            <text:p>999981</text:p>
          </table:table-cell>
          <table:table-cell table:formula="of:=ABS([.B174]-1000000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00292" calcext:value-type="float">
            <text:p>1000292</text:p>
          </table:table-cell>
          <table:table-cell table:formula="of:=ABS([.B175]-1000000)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999979" calcext:value-type="float">
            <text:p>999979</text:p>
          </table:table-cell>
          <table:table-cell table:formula="of:=ABS([.B176]-1000000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999726" calcext:value-type="float">
            <text:p>999726</text:p>
          </table:table-cell>
          <table:table-cell table:formula="of:=ABS([.B177]-1000000)"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1000272" calcext:value-type="float">
            <text:p>1000272</text:p>
          </table:table-cell>
          <table:table-cell table:formula="of:=ABS([.B178]-1000000)"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999998" calcext:value-type="float">
            <text:p>999998</text:p>
          </table:table-cell>
          <table:table-cell table:formula="of:=ABS([.B179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9876" calcext:value-type="float">
            <text:p>999876</text:p>
          </table:table-cell>
          <table:table-cell table:formula="of:=ABS([.B180]-1000000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000119" calcext:value-type="float">
            <text:p>1000119</text:p>
          </table:table-cell>
          <table:table-cell table:formula="of:=ABS([.B181]-1000000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999721" calcext:value-type="float">
            <text:p>999721</text:p>
          </table:table-cell>
          <table:table-cell table:formula="of:=ABS([.B182]-1000000)"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1000276" calcext:value-type="float">
            <text:p>1000276</text:p>
          </table:table-cell>
          <table:table-cell table:formula="of:=ABS([.B183]-1000000)"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999719" calcext:value-type="float">
            <text:p>999719</text:p>
          </table:table-cell>
          <table:table-cell table:formula="of:=ABS([.B184]-1000000)"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999725" calcext:value-type="float">
            <text:p>999725</text:p>
          </table:table-cell>
          <table:table-cell table:formula="of:=ABS([.B185]-1000000)"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1000270" calcext:value-type="float">
            <text:p>1000270</text:p>
          </table:table-cell>
          <table:table-cell table:formula="of:=ABS([.B186]-1000000)"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999998" calcext:value-type="float">
            <text:p>999998</text:p>
          </table:table-cell>
          <table:table-cell table:formula="of:=ABS([.B187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00284" calcext:value-type="float">
            <text:p>1000284</text:p>
          </table:table-cell>
          <table:table-cell table:formula="of:=ABS([.B188]-1000000)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999721" calcext:value-type="float">
            <text:p>999721</text:p>
          </table:table-cell>
          <table:table-cell table:formula="of:=ABS([.B189]-1000000)"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999820" calcext:value-type="float">
            <text:p>999820</text:p>
          </table:table-cell>
          <table:table-cell table:formula="of:=ABS([.B190]-1000000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000168" calcext:value-type="float">
            <text:p>1000168</text:p>
          </table:table-cell>
          <table:table-cell table:formula="of:=ABS([.B191]-1000000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000004" calcext:value-type="float">
            <text:p>1000004</text:p>
          </table:table-cell>
          <table:table-cell table:formula="of:=ABS([.B192]-100000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99991" calcext:value-type="float">
            <text:p>999991</text:p>
          </table:table-cell>
          <table:table-cell table:formula="of:=ABS([.B193]-1000000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99692" calcext:value-type="float">
            <text:p>999692</text:p>
          </table:table-cell>
          <table:table-cell table:formula="of:=ABS([.B194]-1000000)"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1000201" calcext:value-type="float">
            <text:p>1000201</text:p>
          </table:table-cell>
          <table:table-cell table:formula="of:=ABS([.B195]-1000000)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000374" calcext:value-type="float">
            <text:p>1000374</text:p>
          </table:table-cell>
          <table:table-cell table:formula="of:=ABS([.B196]-1000000)"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float" office:value="999720" calcext:value-type="float">
            <text:p>999720</text:p>
          </table:table-cell>
          <table:table-cell table:formula="of:=ABS([.B197]-1000000)"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1000002" calcext:value-type="float">
            <text:p>1000002</text:p>
          </table:table-cell>
          <table:table-cell table:formula="of:=ABS([.B198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9990" calcext:value-type="float">
            <text:p>999990</text:p>
          </table:table-cell>
          <table:table-cell table:formula="of:=ABS([.B199]-1000000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00284" calcext:value-type="float">
            <text:p>1000284</text:p>
          </table:table-cell>
          <table:table-cell table:formula="of:=ABS([.B200]-1000000)"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999998" calcext:value-type="float">
            <text:p>999998</text:p>
          </table:table-cell>
          <table:table-cell table:formula="of:=ABS([.B201]-1000000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AVERAGE([.C2:.C201])" office:value-type="float" office:value="180.705" calcext:value-type="float">
            <text:p>180,705</text:p>
          </table:table-cell>
        </table:table-row>
        <table:table-row table:style-name="ro1">
          <table:table-cell table:number-columns-repeated="2"/>
          <table:table-cell table:formula="of:=MIN([.C2:.C20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MAX([.C2:.C201])" office:value-type="float" office:value="642" calcext:value-type="float">
            <text:p>642</text:p>
          </table:table-cell>
        </table:table-row>
      </table:table>
      <table:table table:name="myusleep250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0026" calcext:value-type="float">
            <text:p>1000026</text:p>
          </table:table-cell>
          <table:table-cell table:formula="of:=ABS([.B2]-1000000)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999765" calcext:value-type="float">
            <text:p>999765</text:p>
          </table:table-cell>
          <table:table-cell table:formula="of:=ABS([.B3]-1000000)"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1000168" calcext:value-type="float">
            <text:p>1000168</text:p>
          </table:table-cell>
          <table:table-cell table:formula="of:=ABS([.B4]-1000000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999966" calcext:value-type="float">
            <text:p>999966</text:p>
          </table:table-cell>
          <table:table-cell table:formula="of:=ABS([.B5]-1000000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000028" calcext:value-type="float">
            <text:p>1000028</text:p>
          </table:table-cell>
          <table:table-cell table:formula="of:=ABS([.B6]-1000000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999891" calcext:value-type="float">
            <text:p>999891</text:p>
          </table:table-cell>
          <table:table-cell table:formula="of:=ABS([.B7]-1000000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000053" calcext:value-type="float">
            <text:p>1000053</text:p>
          </table:table-cell>
          <table:table-cell table:formula="of:=ABS([.B8]-1000000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000002" calcext:value-type="float">
            <text:p>1000002</text:p>
          </table:table-cell>
          <table:table-cell table:formula="of:=ABS([.B9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9852" calcext:value-type="float">
            <text:p>999852</text:p>
          </table:table-cell>
          <table:table-cell table:formula="of:=ABS([.B10]-1000000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000096" calcext:value-type="float">
            <text:p>1000096</text:p>
          </table:table-cell>
          <table:table-cell table:formula="of:=ABS([.B11]-1000000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99930" calcext:value-type="float">
            <text:p>999930</text:p>
          </table:table-cell>
          <table:table-cell table:formula="of:=ABS([.B12]-1000000)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000127" calcext:value-type="float">
            <text:p>1000127</text:p>
          </table:table-cell>
          <table:table-cell table:formula="of:=ABS([.B13]-1000000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000099" calcext:value-type="float">
            <text:p>1000099</text:p>
          </table:table-cell>
          <table:table-cell table:formula="of:=ABS([.B14]-1000000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000014" calcext:value-type="float">
            <text:p>1000014</text:p>
          </table:table-cell>
          <table:table-cell table:formula="of:=ABS([.B15]-1000000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00064" calcext:value-type="float">
            <text:p>1000064</text:p>
          </table:table-cell>
          <table:table-cell table:formula="of:=ABS([.B16]-1000000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999901" calcext:value-type="float">
            <text:p>999901</text:p>
          </table:table-cell>
          <table:table-cell table:formula="of:=ABS([.B17]-1000000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999932" calcext:value-type="float">
            <text:p>999932</text:p>
          </table:table-cell>
          <table:table-cell table:formula="of:=ABS([.B18]-1000000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999939" calcext:value-type="float">
            <text:p>999939</text:p>
          </table:table-cell>
          <table:table-cell table:formula="of:=ABS([.B19]-1000000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999966" calcext:value-type="float">
            <text:p>999966</text:p>
          </table:table-cell>
          <table:table-cell table:formula="of:=ABS([.B20]-1000000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000146" calcext:value-type="float">
            <text:p>1000146</text:p>
          </table:table-cell>
          <table:table-cell table:formula="of:=ABS([.B21]-1000000)"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1000071" calcext:value-type="float">
            <text:p>1000071</text:p>
          </table:table-cell>
          <table:table-cell table:formula="of:=ABS([.B22]-1000000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999821" calcext:value-type="float">
            <text:p>999821</text:p>
          </table:table-cell>
          <table:table-cell table:formula="of:=ABS([.B23]-1000000)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999883" calcext:value-type="float">
            <text:p>999883</text:p>
          </table:table-cell>
          <table:table-cell table:formula="of:=ABS([.B24]-1000000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000274" calcext:value-type="float">
            <text:p>1000274</text:p>
          </table:table-cell>
          <table:table-cell table:formula="of:=ABS([.B25]-1000000)" office:value-type="float" office:value="274" calcext:value-type="float">
            <text:p>274</text:p>
          </table:table-cell>
        </table:table-row>
        <table:table-row table:style-name="ro1">
          <table:table-cell/>
          <table:table-cell office:value-type="float" office:value="999850" calcext:value-type="float">
            <text:p>999850</text:p>
          </table:table-cell>
          <table:table-cell table:formula="of:=ABS([.B26]-1000000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000165" calcext:value-type="float">
            <text:p>1000165</text:p>
          </table:table-cell>
          <table:table-cell table:formula="of:=ABS([.B27]-1000000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999824" calcext:value-type="float">
            <text:p>999824</text:p>
          </table:table-cell>
          <table:table-cell table:formula="of:=ABS([.B28]-1000000)"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000161" calcext:value-type="float">
            <text:p>1000161</text:p>
          </table:table-cell>
          <table:table-cell table:formula="of:=ABS([.B29]-1000000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999836" calcext:value-type="float">
            <text:p>999836</text:p>
          </table:table-cell>
          <table:table-cell table:formula="of:=ABS([.B30]-1000000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000202" calcext:value-type="float">
            <text:p>1000202</text:p>
          </table:table-cell>
          <table:table-cell table:formula="of:=ABS([.B31]-1000000)"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999737" calcext:value-type="float">
            <text:p>999737</text:p>
          </table:table-cell>
          <table:table-cell table:formula="of:=ABS([.B32]-1000000)" office:value-type="float" office:value="263" calcext:value-type="float">
            <text:p>263</text:p>
          </table:table-cell>
        </table:table-row>
        <table:table-row table:style-name="ro1">
          <table:table-cell/>
          <table:table-cell office:value-type="float" office:value="999939" calcext:value-type="float">
            <text:p>999939</text:p>
          </table:table-cell>
          <table:table-cell table:formula="of:=ABS([.B33]-1000000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000150" calcext:value-type="float">
            <text:p>1000150</text:p>
          </table:table-cell>
          <table:table-cell table:formula="of:=ABS([.B34]-1000000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999995" calcext:value-type="float">
            <text:p>999995</text:p>
          </table:table-cell>
          <table:table-cell table:formula="of:=ABS([.B35]-100000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0005" calcext:value-type="float">
            <text:p>1000005</text:p>
          </table:table-cell>
          <table:table-cell table:formula="of:=ABS([.B36]-100000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00141" calcext:value-type="float">
            <text:p>1000141</text:p>
          </table:table-cell>
          <table:table-cell table:formula="of:=ABS([.B37]-1000000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999907" calcext:value-type="float">
            <text:p>999907</text:p>
          </table:table-cell>
          <table:table-cell table:formula="of:=ABS([.B38]-1000000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999984" calcext:value-type="float">
            <text:p>999984</text:p>
          </table:table-cell>
          <table:table-cell table:formula="of:=ABS([.B39]-1000000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999912" calcext:value-type="float">
            <text:p>999912</text:p>
          </table:table-cell>
          <table:table-cell table:formula="of:=ABS([.B40]-1000000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1000100" calcext:value-type="float">
            <text:p>1000100</text:p>
          </table:table-cell>
          <table:table-cell table:formula="of:=ABS([.B41]-1000000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99758" calcext:value-type="float">
            <text:p>999758</text:p>
          </table:table-cell>
          <table:table-cell table:formula="of:=ABS([.B42]-1000000)" office:value-type="float" office:value="242" calcext:value-type="float">
            <text:p>242</text:p>
          </table:table-cell>
        </table:table-row>
        <table:table-row table:style-name="ro1">
          <table:table-cell/>
          <table:table-cell office:value-type="float" office:value="1000036" calcext:value-type="float">
            <text:p>1000036</text:p>
          </table:table-cell>
          <table:table-cell table:formula="of:=ABS([.B43]-1000000)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1000232" calcext:value-type="float">
            <text:p>1000232</text:p>
          </table:table-cell>
          <table:table-cell table:formula="of:=ABS([.B44]-1000000)"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999894" calcext:value-type="float">
            <text:p>999894</text:p>
          </table:table-cell>
          <table:table-cell table:formula="of:=ABS([.B45]-1000000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99930" calcext:value-type="float">
            <text:p>999930</text:p>
          </table:table-cell>
          <table:table-cell table:formula="of:=ABS([.B46]-1000000)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1000042" calcext:value-type="float">
            <text:p>1000042</text:p>
          </table:table-cell>
          <table:table-cell table:formula="of:=ABS([.B47]-1000000)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999914" calcext:value-type="float">
            <text:p>999914</text:p>
          </table:table-cell>
          <table:table-cell table:formula="of:=ABS([.B48]-1000000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999942" calcext:value-type="float">
            <text:p>999942</text:p>
          </table:table-cell>
          <table:table-cell table:formula="of:=ABS([.B49]-1000000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1000292" calcext:value-type="float">
            <text:p>1000292</text:p>
          </table:table-cell>
          <table:table-cell table:formula="of:=ABS([.B50]-1000000)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999702" calcext:value-type="float">
            <text:p>999702</text:p>
          </table:table-cell>
          <table:table-cell table:formula="of:=ABS([.B51]-1000000)"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1000147" calcext:value-type="float">
            <text:p>1000147</text:p>
          </table:table-cell>
          <table:table-cell table:formula="of:=ABS([.B52]-1000000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1000039" calcext:value-type="float">
            <text:p>1000039</text:p>
          </table:table-cell>
          <table:table-cell table:formula="of:=ABS([.B53]-1000000)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000092" calcext:value-type="float">
            <text:p>1000092</text:p>
          </table:table-cell>
          <table:table-cell table:formula="of:=ABS([.B54]-1000000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999834" calcext:value-type="float">
            <text:p>999834</text:p>
          </table:table-cell>
          <table:table-cell table:formula="of:=ABS([.B55]-1000000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999987" calcext:value-type="float">
            <text:p>999987</text:p>
          </table:table-cell>
          <table:table-cell table:formula="of:=ABS([.B56]-1000000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00098" calcext:value-type="float">
            <text:p>1000098</text:p>
          </table:table-cell>
          <table:table-cell table:formula="of:=ABS([.B57]-1000000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999883" calcext:value-type="float">
            <text:p>999883</text:p>
          </table:table-cell>
          <table:table-cell table:formula="of:=ABS([.B58]-1000000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000201" calcext:value-type="float">
            <text:p>1000201</text:p>
          </table:table-cell>
          <table:table-cell table:formula="of:=ABS([.B59]-1000000)"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999856" calcext:value-type="float">
            <text:p>999856</text:p>
          </table:table-cell>
          <table:table-cell table:formula="of:=ABS([.B60]-1000000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000069" calcext:value-type="float">
            <text:p>1000069</text:p>
          </table:table-cell>
          <table:table-cell table:formula="of:=ABS([.B61]-1000000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999960" calcext:value-type="float">
            <text:p>999960</text:p>
          </table:table-cell>
          <table:table-cell table:formula="of:=ABS([.B62]-1000000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999966" calcext:value-type="float">
            <text:p>999966</text:p>
          </table:table-cell>
          <table:table-cell table:formula="of:=ABS([.B63]-1000000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1000097" calcext:value-type="float">
            <text:p>1000097</text:p>
          </table:table-cell>
          <table:table-cell table:formula="of:=ABS([.B64]-1000000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000005" calcext:value-type="float">
            <text:p>1000005</text:p>
          </table:table-cell>
          <table:table-cell table:formula="of:=ABS([.B65]-100000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99785" calcext:value-type="float">
            <text:p>999785</text:p>
          </table:table-cell>
          <table:table-cell table:formula="of:=ABS([.B66]-1000000)"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1000077" calcext:value-type="float">
            <text:p>1000077</text:p>
          </table:table-cell>
          <table:table-cell table:formula="of:=ABS([.B67]-1000000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000186" calcext:value-type="float">
            <text:p>1000186</text:p>
          </table:table-cell>
          <table:table-cell table:formula="of:=ABS([.B68]-1000000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999808" calcext:value-type="float">
            <text:p>999808</text:p>
          </table:table-cell>
          <table:table-cell table:formula="of:=ABS([.B69]-1000000)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999978" calcext:value-type="float">
            <text:p>999978</text:p>
          </table:table-cell>
          <table:table-cell table:formula="of:=ABS([.B70]-1000000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99974" calcext:value-type="float">
            <text:p>999974</text:p>
          </table:table-cell>
          <table:table-cell table:formula="of:=ABS([.B71]-1000000)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999872" calcext:value-type="float">
            <text:p>999872</text:p>
          </table:table-cell>
          <table:table-cell table:formula="of:=ABS([.B72]-1000000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000084" calcext:value-type="float">
            <text:p>1000084</text:p>
          </table:table-cell>
          <table:table-cell table:formula="of:=ABS([.B73]-1000000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000120" calcext:value-type="float">
            <text:p>1000120</text:p>
          </table:table-cell>
          <table:table-cell table:formula="of:=ABS([.B74]-1000000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999856" calcext:value-type="float">
            <text:p>999856</text:p>
          </table:table-cell>
          <table:table-cell table:formula="of:=ABS([.B75]-1000000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000165" calcext:value-type="float">
            <text:p>1000165</text:p>
          </table:table-cell>
          <table:table-cell table:formula="of:=ABS([.B76]-1000000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float" office:value="999842" calcext:value-type="float">
            <text:p>999842</text:p>
          </table:table-cell>
          <table:table-cell table:formula="of:=ABS([.B77]-1000000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999959" calcext:value-type="float">
            <text:p>999959</text:p>
          </table:table-cell>
          <table:table-cell table:formula="of:=ABS([.B78]-1000000)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999936" calcext:value-type="float">
            <text:p>999936</text:p>
          </table:table-cell>
          <table:table-cell table:formula="of:=ABS([.B79]-1000000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1000246" calcext:value-type="float">
            <text:p>1000246</text:p>
          </table:table-cell>
          <table:table-cell table:formula="of:=ABS([.B80]-1000000)"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999789" calcext:value-type="float">
            <text:p>999789</text:p>
          </table:table-cell>
          <table:table-cell table:formula="of:=ABS([.B81]-1000000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1000092" calcext:value-type="float">
            <text:p>1000092</text:p>
          </table:table-cell>
          <table:table-cell table:formula="of:=ABS([.B82]-1000000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1000213" calcext:value-type="float">
            <text:p>1000213</text:p>
          </table:table-cell>
          <table:table-cell table:formula="of:=ABS([.B83]-1000000)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999899" calcext:value-type="float">
            <text:p>999899</text:p>
          </table:table-cell>
          <table:table-cell table:formula="of:=ABS([.B84]-1000000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999818" calcext:value-type="float">
            <text:p>999818</text:p>
          </table:table-cell>
          <table:table-cell table:formula="of:=ABS([.B85]-1000000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000057" calcext:value-type="float">
            <text:p>1000057</text:p>
          </table:table-cell>
          <table:table-cell table:formula="of:=ABS([.B86]-1000000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000172" calcext:value-type="float">
            <text:p>1000172</text:p>
          </table:table-cell>
          <table:table-cell table:formula="of:=ABS([.B87]-1000000)"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999878" calcext:value-type="float">
            <text:p>999878</text:p>
          </table:table-cell>
          <table:table-cell table:formula="of:=ABS([.B88]-1000000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999919" calcext:value-type="float">
            <text:p>999919</text:p>
          </table:table-cell>
          <table:table-cell table:formula="of:=ABS([.B89]-1000000)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000174" calcext:value-type="float">
            <text:p>1000174</text:p>
          </table:table-cell>
          <table:table-cell table:formula="of:=ABS([.B90]-1000000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999859" calcext:value-type="float">
            <text:p>999859</text:p>
          </table:table-cell>
          <table:table-cell table:formula="of:=ABS([.B91]-1000000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000158" calcext:value-type="float">
            <text:p>1000158</text:p>
          </table:table-cell>
          <table:table-cell table:formula="of:=ABS([.B92]-1000000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999833" calcext:value-type="float">
            <text:p>999833</text:p>
          </table:table-cell>
          <table:table-cell table:formula="of:=ABS([.B93]-1000000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float" office:value="1000246" calcext:value-type="float">
            <text:p>1000246</text:p>
          </table:table-cell>
          <table:table-cell table:formula="of:=ABS([.B94]-1000000)"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999676" calcext:value-type="float">
            <text:p>999676</text:p>
          </table:table-cell>
          <table:table-cell table:formula="of:=ABS([.B95]-1000000)"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1000002" calcext:value-type="float">
            <text:p>1000002</text:p>
          </table:table-cell>
          <table:table-cell table:formula="of:=ABS([.B96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00096" calcext:value-type="float">
            <text:p>1000096</text:p>
          </table:table-cell>
          <table:table-cell table:formula="of:=ABS([.B97]-1000000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000218" calcext:value-type="float">
            <text:p>1000218</text:p>
          </table:table-cell>
          <table:table-cell table:formula="of:=ABS([.B98]-1000000)"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999659" calcext:value-type="float">
            <text:p>999659</text:p>
          </table:table-cell>
          <table:table-cell table:formula="of:=ABS([.B99]-1000000)" office:value-type="float" office:value="341" calcext:value-type="float">
            <text:p>341</text:p>
          </table:table-cell>
        </table:table-row>
        <table:table-row table:style-name="ro1">
          <table:table-cell/>
          <table:table-cell office:value-type="float" office:value="1000150" calcext:value-type="float">
            <text:p>1000150</text:p>
          </table:table-cell>
          <table:table-cell table:formula="of:=ABS([.B100]-1000000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000128" calcext:value-type="float">
            <text:p>1000128</text:p>
          </table:table-cell>
          <table:table-cell table:formula="of:=ABS([.B101]-1000000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999891" calcext:value-type="float">
            <text:p>999891</text:p>
          </table:table-cell>
          <table:table-cell table:formula="of:=ABS([.B102]-1000000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000002" calcext:value-type="float">
            <text:p>1000002</text:p>
          </table:table-cell>
          <table:table-cell table:formula="of:=ABS([.B103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9906" calcext:value-type="float">
            <text:p>999906</text:p>
          </table:table-cell>
          <table:table-cell table:formula="of:=ABS([.B104]-1000000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1000044" calcext:value-type="float">
            <text:p>1000044</text:p>
          </table:table-cell>
          <table:table-cell table:formula="of:=ABS([.B105]-1000000)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999976" calcext:value-type="float">
            <text:p>999976</text:p>
          </table:table-cell>
          <table:table-cell table:formula="of:=ABS([.B106]-1000000)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000022" calcext:value-type="float">
            <text:p>1000022</text:p>
          </table:table-cell>
          <table:table-cell table:formula="of:=ABS([.B107]-1000000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00051" calcext:value-type="float">
            <text:p>1000051</text:p>
          </table:table-cell>
          <table:table-cell table:formula="of:=ABS([.B108]-1000000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999949" calcext:value-type="float">
            <text:p>999949</text:p>
          </table:table-cell>
          <table:table-cell table:formula="of:=ABS([.B109]-1000000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1000044" calcext:value-type="float">
            <text:p>1000044</text:p>
          </table:table-cell>
          <table:table-cell table:formula="of:=ABS([.B110]-1000000)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999873" calcext:value-type="float">
            <text:p>999873</text:p>
          </table:table-cell>
          <table:table-cell table:formula="of:=ABS([.B111]-1000000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1000052" calcext:value-type="float">
            <text:p>1000052</text:p>
          </table:table-cell>
          <table:table-cell table:formula="of:=ABS([.B112]-1000000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999999" calcext:value-type="float">
            <text:p>999999</text:p>
          </table:table-cell>
          <table:table-cell table:formula="of:=ABS([.B113]-100000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99953" calcext:value-type="float">
            <text:p>999953</text:p>
          </table:table-cell>
          <table:table-cell table:formula="of:=ABS([.B114]-1000000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000085" calcext:value-type="float">
            <text:p>1000085</text:p>
          </table:table-cell>
          <table:table-cell table:formula="of:=ABS([.B115]-1000000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000035" calcext:value-type="float">
            <text:p>1000035</text:p>
          </table:table-cell>
          <table:table-cell table:formula="of:=ABS([.B116]-1000000)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000028" calcext:value-type="float">
            <text:p>1000028</text:p>
          </table:table-cell>
          <table:table-cell table:formula="of:=ABS([.B117]-1000000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999723" calcext:value-type="float">
            <text:p>999723</text:p>
          </table:table-cell>
          <table:table-cell table:formula="of:=ABS([.B118]-1000000)"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1000166" calcext:value-type="float">
            <text:p>1000166</text:p>
          </table:table-cell>
          <table:table-cell table:formula="of:=ABS([.B119]-1000000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000096" calcext:value-type="float">
            <text:p>1000096</text:p>
          </table:table-cell>
          <table:table-cell table:formula="of:=ABS([.B120]-1000000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99931" calcext:value-type="float">
            <text:p>999931</text:p>
          </table:table-cell>
          <table:table-cell table:formula="of:=ABS([.B121]-1000000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1000037" calcext:value-type="float">
            <text:p>1000037</text:p>
          </table:table-cell>
          <table:table-cell table:formula="of:=ABS([.B122]-1000000)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000084" calcext:value-type="float">
            <text:p>1000084</text:p>
          </table:table-cell>
          <table:table-cell table:formula="of:=ABS([.B123]-1000000)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999907" calcext:value-type="float">
            <text:p>999907</text:p>
          </table:table-cell>
          <table:table-cell table:formula="of:=ABS([.B124]-1000000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1000053" calcext:value-type="float">
            <text:p>1000053</text:p>
          </table:table-cell>
          <table:table-cell table:formula="of:=ABS([.B125]-1000000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000004" calcext:value-type="float">
            <text:p>1000004</text:p>
          </table:table-cell>
          <table:table-cell table:formula="of:=ABS([.B126]-1000000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99771" calcext:value-type="float">
            <text:p>999771</text:p>
          </table:table-cell>
          <table:table-cell table:formula="of:=ABS([.B127]-1000000)"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1000345" calcext:value-type="float">
            <text:p>1000345</text:p>
          </table:table-cell>
          <table:table-cell table:formula="of:=ABS([.B128]-1000000)"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999749" calcext:value-type="float">
            <text:p>999749</text:p>
          </table:table-cell>
          <table:table-cell table:formula="of:=ABS([.B129]-1000000)"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1000072" calcext:value-type="float">
            <text:p>1000072</text:p>
          </table:table-cell>
          <table:table-cell table:formula="of:=ABS([.B130]-1000000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99745" calcext:value-type="float">
            <text:p>999745</text:p>
          </table:table-cell>
          <table:table-cell table:formula="of:=ABS([.B131]-1000000)"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float" office:value="1000345" calcext:value-type="float">
            <text:p>1000345</text:p>
          </table:table-cell>
          <table:table-cell table:formula="of:=ABS([.B132]-1000000)"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999912" calcext:value-type="float">
            <text:p>999912</text:p>
          </table:table-cell>
          <table:table-cell table:formula="of:=ABS([.B133]-1000000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999797" calcext:value-type="float">
            <text:p>999797</text:p>
          </table:table-cell>
          <table:table-cell table:formula="of:=ABS([.B134]-1000000)" office:value-type="float" office:value="203" calcext:value-type="float">
            <text:p>203</text:p>
          </table:table-cell>
        </table:table-row>
        <table:table-row table:style-name="ro1">
          <table:table-cell/>
          <table:table-cell office:value-type="float" office:value="1000032" calcext:value-type="float">
            <text:p>1000032</text:p>
          </table:table-cell>
          <table:table-cell table:formula="of:=ABS([.B135]-1000000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00025" calcext:value-type="float">
            <text:p>1000025</text:p>
          </table:table-cell>
          <table:table-cell table:formula="of:=ABS([.B136]-1000000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000118" calcext:value-type="float">
            <text:p>1000118</text:p>
          </table:table-cell>
          <table:table-cell table:formula="of:=ABS([.B137]-1000000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999986" calcext:value-type="float">
            <text:p>999986</text:p>
          </table:table-cell>
          <table:table-cell table:formula="of:=ABS([.B138]-1000000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999988" calcext:value-type="float">
            <text:p>999988</text:p>
          </table:table-cell>
          <table:table-cell table:formula="of:=ABS([.B139]-1000000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99986" calcext:value-type="float">
            <text:p>999986</text:p>
          </table:table-cell>
          <table:table-cell table:formula="of:=ABS([.B140]-1000000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00148" calcext:value-type="float">
            <text:p>1000148</text:p>
          </table:table-cell>
          <table:table-cell table:formula="of:=ABS([.B141]-1000000)"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999743" calcext:value-type="float">
            <text:p>999743</text:p>
          </table:table-cell>
          <table:table-cell table:formula="of:=ABS([.B142]-1000000)"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999924" calcext:value-type="float">
            <text:p>999924</text:p>
          </table:table-cell>
          <table:table-cell table:formula="of:=ABS([.B143]-1000000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999941" calcext:value-type="float">
            <text:p>999941</text:p>
          </table:table-cell>
          <table:table-cell table:formula="of:=ABS([.B144]-1000000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000265" calcext:value-type="float">
            <text:p>1000265</text:p>
          </table:table-cell>
          <table:table-cell table:formula="of:=ABS([.B145]-1000000)"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1000001" calcext:value-type="float">
            <text:p>1000001</text:p>
          </table:table-cell>
          <table:table-cell table:formula="of:=ABS([.B146]-100000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00103" calcext:value-type="float">
            <text:p>1000103</text:p>
          </table:table-cell>
          <table:table-cell table:formula="of:=ABS([.B147]-1000000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999773" calcext:value-type="float">
            <text:p>999773</text:p>
          </table:table-cell>
          <table:table-cell table:formula="of:=ABS([.B148]-1000000)"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999932" calcext:value-type="float">
            <text:p>999932</text:p>
          </table:table-cell>
          <table:table-cell table:formula="of:=ABS([.B149]-1000000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999948" calcext:value-type="float">
            <text:p>999948</text:p>
          </table:table-cell>
          <table:table-cell table:formula="of:=ABS([.B150]-1000000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000168" calcext:value-type="float">
            <text:p>1000168</text:p>
          </table:table-cell>
          <table:table-cell table:formula="of:=ABS([.B151]-1000000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999830" calcext:value-type="float">
            <text:p>999830</text:p>
          </table:table-cell>
          <table:table-cell table:formula="of:=ABS([.B152]-1000000)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000279" calcext:value-type="float">
            <text:p>1000279</text:p>
          </table:table-cell>
          <table:table-cell table:formula="of:=ABS([.B153]-1000000)"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1000045" calcext:value-type="float">
            <text:p>1000045</text:p>
          </table:table-cell>
          <table:table-cell table:formula="of:=ABS([.B154]-1000000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999723" calcext:value-type="float">
            <text:p>999723</text:p>
          </table:table-cell>
          <table:table-cell table:formula="of:=ABS([.B155]-1000000)"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999970" calcext:value-type="float">
            <text:p>999970</text:p>
          </table:table-cell>
          <table:table-cell table:formula="of:=ABS([.B156]-1000000)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000146" calcext:value-type="float">
            <text:p>1000146</text:p>
          </table:table-cell>
          <table:table-cell table:formula="of:=ABS([.B157]-1000000)" office:value-type="float" office:value="146" calcext:value-type="float">
            <text:p>146</text:p>
          </table:table-cell>
        </table:table-row>
        <table:table-row table:style-name="ro1">
          <table:table-cell/>
          <table:table-cell office:value-type="float" office:value="999798" calcext:value-type="float">
            <text:p>999798</text:p>
          </table:table-cell>
          <table:table-cell table:formula="of:=ABS([.B158]-1000000)"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000153" calcext:value-type="float">
            <text:p>1000153</text:p>
          </table:table-cell>
          <table:table-cell table:formula="of:=ABS([.B159]-1000000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000065" calcext:value-type="float">
            <text:p>1000065</text:p>
          </table:table-cell>
          <table:table-cell table:formula="of:=ABS([.B160]-1000000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1000046" calcext:value-type="float">
            <text:p>1000046</text:p>
          </table:table-cell>
          <table:table-cell table:formula="of:=ABS([.B161]-1000000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999903" calcext:value-type="float">
            <text:p>999903</text:p>
          </table:table-cell>
          <table:table-cell table:formula="of:=ABS([.B162]-1000000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999951" calcext:value-type="float">
            <text:p>999951</text:p>
          </table:table-cell>
          <table:table-cell table:formula="of:=ABS([.B163]-1000000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999936" calcext:value-type="float">
            <text:p>999936</text:p>
          </table:table-cell>
          <table:table-cell table:formula="of:=ABS([.B164]-1000000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1000275" calcext:value-type="float">
            <text:p>1000275</text:p>
          </table:table-cell>
          <table:table-cell table:formula="of:=ABS([.B165]-1000000)"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999604" calcext:value-type="float">
            <text:p>999604</text:p>
          </table:table-cell>
          <table:table-cell table:formula="of:=ABS([.B166]-1000000)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1000392" calcext:value-type="float">
            <text:p>1000392</text:p>
          </table:table-cell>
          <table:table-cell table:formula="of:=ABS([.B167]-1000000)"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999943" calcext:value-type="float">
            <text:p>999943</text:p>
          </table:table-cell>
          <table:table-cell table:formula="of:=ABS([.B168]-1000000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1000023" calcext:value-type="float">
            <text:p>1000023</text:p>
          </table:table-cell>
          <table:table-cell table:formula="of:=ABS([.B169]-1000000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999917" calcext:value-type="float">
            <text:p>999917</text:p>
          </table:table-cell>
          <table:table-cell table:formula="of:=ABS([.B170]-1000000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000047" calcext:value-type="float">
            <text:p>1000047</text:p>
          </table:table-cell>
          <table:table-cell table:formula="of:=ABS([.B171]-1000000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999771" calcext:value-type="float">
            <text:p>999771</text:p>
          </table:table-cell>
          <table:table-cell table:formula="of:=ABS([.B172]-1000000)"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1000229" calcext:value-type="float">
            <text:p>1000229</text:p>
          </table:table-cell>
          <table:table-cell table:formula="of:=ABS([.B173]-1000000)"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999912" calcext:value-type="float">
            <text:p>999912</text:p>
          </table:table-cell>
          <table:table-cell table:formula="of:=ABS([.B174]-1000000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999826" calcext:value-type="float">
            <text:p>999826</text:p>
          </table:table-cell>
          <table:table-cell table:formula="of:=ABS([.B175]-1000000)"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000282" calcext:value-type="float">
            <text:p>1000282</text:p>
          </table:table-cell>
          <table:table-cell table:formula="of:=ABS([.B176]-1000000)"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999761" calcext:value-type="float">
            <text:p>999761</text:p>
          </table:table-cell>
          <table:table-cell table:formula="of:=ABS([.B177]-1000000)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1000245" calcext:value-type="float">
            <text:p>1000245</text:p>
          </table:table-cell>
          <table:table-cell table:formula="of:=ABS([.B178]-1000000)"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999649" calcext:value-type="float">
            <text:p>999649</text:p>
          </table:table-cell>
          <table:table-cell table:formula="of:=ABS([.B179]-1000000)" office:value-type="float" office:value="351" calcext:value-type="float">
            <text:p>351</text:p>
          </table:table-cell>
        </table:table-row>
        <table:table-row table:style-name="ro1">
          <table:table-cell/>
          <table:table-cell office:value-type="float" office:value="1000294" calcext:value-type="float">
            <text:p>1000294</text:p>
          </table:table-cell>
          <table:table-cell table:formula="of:=ABS([.B180]-1000000)"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999773" calcext:value-type="float">
            <text:p>999773</text:p>
          </table:table-cell>
          <table:table-cell table:formula="of:=ABS([.B181]-1000000)"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1000265" calcext:value-type="float">
            <text:p>1000265</text:p>
          </table:table-cell>
          <table:table-cell table:formula="of:=ABS([.B182]-1000000)"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999778" calcext:value-type="float">
            <text:p>999778</text:p>
          </table:table-cell>
          <table:table-cell table:formula="of:=ABS([.B183]-1000000)"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float" office:value="999903" calcext:value-type="float">
            <text:p>999903</text:p>
          </table:table-cell>
          <table:table-cell table:formula="of:=ABS([.B184]-1000000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000304" calcext:value-type="float">
            <text:p>1000304</text:p>
          </table:table-cell>
          <table:table-cell table:formula="of:=ABS([.B185]-1000000)"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999788" calcext:value-type="float">
            <text:p>999788</text:p>
          </table:table-cell>
          <table:table-cell table:formula="of:=ABS([.B186]-1000000)"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999894" calcext:value-type="float">
            <text:p>999894</text:p>
          </table:table-cell>
          <table:table-cell table:formula="of:=ABS([.B187]-1000000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1000094" calcext:value-type="float">
            <text:p>1000094</text:p>
          </table:table-cell>
          <table:table-cell table:formula="of:=ABS([.B188]-1000000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999993" calcext:value-type="float">
            <text:p>999993</text:p>
          </table:table-cell>
          <table:table-cell table:formula="of:=ABS([.B189]-100000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99969" calcext:value-type="float">
            <text:p>999969</text:p>
          </table:table-cell>
          <table:table-cell table:formula="of:=ABS([.B190]-1000000)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000213" calcext:value-type="float">
            <text:p>1000213</text:p>
          </table:table-cell>
          <table:table-cell table:formula="of:=ABS([.B191]-1000000)"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999953" calcext:value-type="float">
            <text:p>999953</text:p>
          </table:table-cell>
          <table:table-cell table:formula="of:=ABS([.B192]-1000000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999995" calcext:value-type="float">
            <text:p>999995</text:p>
          </table:table-cell>
          <table:table-cell table:formula="of:=ABS([.B193]-1000000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99951" calcext:value-type="float">
            <text:p>999951</text:p>
          </table:table-cell>
          <table:table-cell table:formula="of:=ABS([.B194]-1000000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999876" calcext:value-type="float">
            <text:p>999876</text:p>
          </table:table-cell>
          <table:table-cell table:formula="of:=ABS([.B195]-1000000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000103" calcext:value-type="float">
            <text:p>1000103</text:p>
          </table:table-cell>
          <table:table-cell table:formula="of:=ABS([.B196]-1000000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1000007" calcext:value-type="float">
            <text:p>1000007</text:p>
          </table:table-cell>
          <table:table-cell table:formula="of:=ABS([.B197]-1000000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99888" calcext:value-type="float">
            <text:p>999888</text:p>
          </table:table-cell>
          <table:table-cell table:formula="of:=ABS([.B198]-1000000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999998" calcext:value-type="float">
            <text:p>999998</text:p>
          </table:table-cell>
          <table:table-cell table:formula="of:=ABS([.B199]-1000000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999963" calcext:value-type="float">
            <text:p>999963</text:p>
          </table:table-cell>
          <table:table-cell table:formula="of:=ABS([.B200]-1000000)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1000152" calcext:value-type="float">
            <text:p>1000152</text:p>
          </table:table-cell>
          <table:table-cell table:formula="of:=ABS([.B201]-1000000)" office:value-type="float" office:value="152" calcext:value-type="float">
            <text:p>152</text:p>
          </table:table-cell>
        </table:table-row>
        <table:table-row table:style-name="ro1">
          <table:table-cell table:number-columns-repeated="2"/>
          <table:table-cell table:formula="of:=AVERAGE([.C2:.C201])" office:value-type="float" office:value="123.975" calcext:value-type="float">
            <text:p>123,975</text:p>
          </table:table-cell>
        </table:table-row>
        <table:table-row table:style-name="ro1">
          <table:table-cell table:number-columns-repeated="2"/>
          <table:table-cell table:formula="of:=MIN([.C2:.C20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formula="of:=MAX([.C2:.C201])" office:value-type="float" office:value="396" calcext:value-type="float">
            <text:p>396</text:p>
          </table:table-cell>
        </table:table-row>
      </table:table>
      <table:table table:name="Resumen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formula="of:=[$sleep.C$202]" office:value-type="float" office:value="275.53" calcext:value-type="float">
            <text:p>275,53</text:p>
          </table:table-cell>
          <table:table-cell table:formula="of:=[$sleep.C$203]" office:value-type="float" office:value="58" calcext:value-type="float">
            <text:p>58</text:p>
          </table:table-cell>
          <table:table-cell table:formula="of:=[$sleep.C$204]"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string" calcext:value-type="string">
            <text:p>Usleep</text:p>
          </table:table-cell>
          <table:table-cell table:formula="of:=[$usleep.C$202]" office:value-type="float" office:value="276.01" calcext:value-type="float">
            <text:p>276,01</text:p>
          </table:table-cell>
          <table:table-cell table:formula="of:=[$usleep.C$203]" office:value-type="float" office:value="18" calcext:value-type="float">
            <text:p>18</text:p>
          </table:table-cell>
          <table:table-cell table:formula="of:=[$myusleep500.C$204]" office:value-type="float" office:value="642" calcext:value-type="float">
            <text:p>642</text:p>
          </table:table-cell>
        </table:table-row>
        <table:table-row table:style-name="ro1">
          <table:table-cell/>
          <table:table-cell office:value-type="string" calcext:value-type="string">
            <text:p>myusleep500</text:p>
          </table:table-cell>
          <table:table-cell table:formula="of:=[$myusleep500.C$202]" office:value-type="float" office:value="180.705" calcext:value-type="float">
            <text:p>180,705</text:p>
          </table:table-cell>
          <table:table-cell table:formula="of:=[$myusleep500.C$203]" office:value-type="float" office:value="0" calcext:value-type="float">
            <text:p>0</text:p>
          </table:table-cell>
          <table:table-cell table:formula="of:=[$myusleep500.C$204]" office:value-type="float" office:value="642" calcext:value-type="float">
            <text:p>642</text:p>
          </table:table-cell>
        </table:table-row>
        <table:table-row table:style-name="ro1">
          <table:table-cell/>
          <table:table-cell office:value-type="string" calcext:value-type="string">
            <text:p>myusleep250</text:p>
          </table:table-cell>
          <table:table-cell table:formula="of:=[$myusleep250.C$202]" office:value-type="float" office:value="123.975" calcext:value-type="float">
            <text:p>123,975</text:p>
          </table:table-cell>
          <table:table-cell table:formula="of:=[$myusleep250.C$203]" office:value-type="float" office:value="1" calcext:value-type="float">
            <text:p>1</text:p>
          </table:table-cell>
          <table:table-cell table:formula="of:=[$myusleep250.C$204]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string" calcext:value-type="string">
            <text:p>myusleep100</text:p>
          </table:table-cell>
          <table:table-cell table:formula="of:=$myusleep100.c$202" office:value-type="string" office:string-value="" calcext:value-type="error">
            <text:p>#¿NOMBRE?</text:p>
          </table:table-cell>
          <table:table-cell table:formula="of:=$myusleep100.c$203" office:value-type="string" office:string-value="" calcext:value-type="error">
            <text:p>#¿NOMBRE?</text:p>
          </table:table-cell>
          <table:table-cell table:formula="of:=$myusleep100.c$204" office:value-type="string" office:string-value="" calcext:value-type="error">
            <text:p>#¿NOMBR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17:11:41.50206792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0T17:25:37.763823537</dc:date>
    <meta:editing-duration>PT19M4S</meta:editing-duration>
    <meta:editing-cycles>2</meta:editing-cycles>
    <meta:generator>LibreOffice/24.2.5.2$Linux_X86_64 LibreOffice_project/420$Build-2</meta:generator>
    <meta:document-statistic meta:table-count="5" meta:cell-count="2037" meta:object-count="0"/>
  </office:meta>
</office:document-meta>
</file>